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ar ipt-font-family" svg:font-family="'var ipt-font-family'"/>
  </office:font-face-decls>
  <office:automatic-styles>
    <style:style style:name="P1" style:family="paragraph" style:parent-style-name="Standard">
      <style:paragraph-properties fo:margin-top="0cm" fo:margin-bottom="0.353cm" style:contextual-spacing="false" fo:line-height="115%" fo:text-align="start" style:justify-single-word="false" fo:orphans="0" fo:widows="0" fo:hyphenation-ladder-count="no-limit" style:writing-mode="lr-tb"/>
      <style:text-properties fo:hyphenate="false" fo:hyphenation-remain-char-count="2" fo:hyphenation-push-char-count="2" loext:hyphenation-no-caps="false"/>
    </style:style>
    <style:style style:name="P2" style:family="paragraph" style:parent-style-name="Standard">
      <style:paragraph-properties fo:margin-top="0cm" fo:margin-bottom="0.353cm" style:contextual-spacing="false" fo:line-height="115%" fo:text-align="start" style:justify-single-word="false"/>
    </style:style>
    <style:style style:name="P3" style:family="paragraph" style:parent-style-name="Standard">
      <style:paragraph-properties fo:margin-top="0cm" fo:margin-bottom="0.353cm" style:contextual-spacing="false" fo:line-height="115%" fo:text-align="start" style:justify-single-word="false"/>
      <style:text-properties officeooo:paragraph-rsid="00beb348"/>
    </style:style>
    <style:style style:name="P4" style:family="paragraph" style:parent-style-name="Standard">
      <style:paragraph-properties fo:margin-top="0cm" fo:margin-bottom="0.353cm" style:contextual-spacing="false" fo:line-height="115%" fo:text-align="start" style:justify-single-word="false"/>
      <style:text-properties officeooo:paragraph-rsid="00d6ac37"/>
    </style:style>
    <style:style style:name="P5" style:family="paragraph" style:parent-style-name="Standard">
      <style:paragraph-properties fo:margin-top="0cm" fo:margin-bottom="0.353cm" style:contextual-spacing="false" fo:line-height="115%" fo:text-align="start" style:justify-single-word="false"/>
      <style:text-properties officeooo:paragraph-rsid="00b1633f"/>
    </style:style>
    <style:style style:name="P6" style:family="paragraph" style:parent-style-name="Standard">
      <style:paragraph-properties fo:margin-top="0cm" fo:margin-bottom="0.353cm" style:contextual-spacing="false" fo:line-height="115%" fo:text-align="start" style:justify-single-word="false"/>
      <style:text-properties officeooo:paragraph-rsid="013292c9"/>
    </style:style>
    <style:style style:name="P7" style:family="paragraph" style:parent-style-name="Standard">
      <style:paragraph-properties fo:margin-top="0cm" fo:margin-bottom="0.353cm" style:contextual-spacing="false" fo:line-height="115%" fo:text-align="start" style:justify-single-word="false"/>
      <style:text-properties officeooo:paragraph-rsid="016816b6"/>
    </style:style>
    <style:style style:name="P8" style:family="paragraph" style:parent-style-name="Header">
      <style:paragraph-properties fo:text-align="start" style:justify-single-word="false" style:writing-mode="lr-tb">
        <style:tab-stops>
          <style:tab-stop style:position="8.255cm" style:type="center"/>
          <style:tab-stop style:position="16.51cm" style:type="right"/>
        </style:tab-stops>
      </style:paragraph-properties>
    </style:style>
    <style:style style:name="P9"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style:font-size-asian="14pt"/>
    </style:style>
    <style:style style:name="P10" style:family="paragraph" style:parent-style-name="Standard">
      <style:paragraph-properties fo:margin-top="0cm" fo:margin-bottom="0.353cm" style:contextual-spacing="false" fo:line-height="115%" fo:text-align="start" style:justify-single-word="false" fo:break-before="page"/>
      <style:text-properties style:font-name="Calibri" fo:font-size="14pt" fo:language="en" fo:country="US" style:font-size-asian="14pt"/>
    </style:style>
    <style:style style:name="P11"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paragraph-rsid="002bb3ac" style:font-size-asian="14pt"/>
    </style:style>
    <style:style style:name="P12"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paragraph-rsid="002d0bba" style:font-size-asian="14pt"/>
    </style:style>
    <style:style style:name="P13"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paragraph-rsid="002d8064" style:font-size-asian="14pt"/>
    </style:style>
    <style:style style:name="P14"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paragraph-rsid="00bde729" style:font-size-asian="14pt"/>
    </style:style>
    <style:style style:name="P15"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paragraph-rsid="00c1b0b6" style:font-size-asian="14pt"/>
    </style:style>
    <style:style style:name="P16"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paragraph-rsid="00f62a00" style:font-size-asian="14pt"/>
    </style:style>
    <style:style style:name="P17"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paragraph-rsid="011846e1" style:font-size-asian="14pt"/>
    </style:style>
    <style:style style:name="P18"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paragraph-rsid="011b2499" style:font-size-asian="14pt"/>
    </style:style>
    <style:style style:name="P19"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paragraph-rsid="013292c9" style:font-size-asian="14pt"/>
    </style:style>
    <style:style style:name="P20"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paragraph-rsid="002b0696" style:font-size-asian="14pt"/>
    </style:style>
    <style:style style:name="P21"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paragraph-rsid="00b8b95a" style:font-size-asian="14pt"/>
    </style:style>
    <style:style style:name="P22"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paragraph-rsid="01334579" style:font-size-asian="14pt"/>
    </style:style>
    <style:style style:name="P23"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paragraph-rsid="015ac2a8" style:font-size-asian="14pt"/>
    </style:style>
    <style:style style:name="P24"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paragraph-rsid="015cc0c6" style:font-size-asian="14pt"/>
    </style:style>
    <style:style style:name="P25"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paragraph-rsid="01632946" style:font-size-asian="14pt"/>
    </style:style>
    <style:style style:name="P26" style:family="paragraph" style:parent-style-name="Standard">
      <style:paragraph-properties fo:margin-top="0cm" fo:margin-bottom="0.353cm" style:contextual-spacing="false" fo:line-height="115%" fo:text-align="start" style:justify-single-word="false" fo:break-before="page"/>
      <style:text-properties style:font-name="Calibri" fo:font-size="14pt" fo:language="en" fo:country="US" officeooo:paragraph-rsid="016816b6" style:font-size-asian="14pt"/>
    </style:style>
    <style:style style:name="P27"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paragraph-rsid="00c30429" style:font-size-asian="14pt"/>
    </style:style>
    <style:style style:name="P28"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paragraph-rsid="00cda1c3" style:font-size-asian="14pt"/>
    </style:style>
    <style:style style:name="P29"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paragraph-rsid="0193be9f" style:font-size-asian="14pt"/>
    </style:style>
    <style:style style:name="P30"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paragraph-rsid="01aa5cbc" style:font-size-asian="14pt"/>
    </style:style>
    <style:style style:name="P31" style:family="paragraph" style:parent-style-name="Standard">
      <style:paragraph-properties fo:margin-top="0cm" fo:margin-bottom="0.353cm" style:contextual-spacing="false" fo:line-height="115%"/>
      <style:text-properties style:font-name="Calibri" fo:font-size="14pt" fo:language="en" fo:country="US" officeooo:paragraph-rsid="01650a2d" style:font-size-asian="14pt"/>
    </style:style>
    <style:style style:name="P32"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140a0d" officeooo:paragraph-rsid="016816b6" style:font-size-asian="14pt"/>
    </style:style>
    <style:style style:name="P33" style:family="paragraph" style:parent-style-name="Text_20_body">
      <style:paragraph-properties fo:margin-top="0cm" fo:margin-bottom="0.353cm" style:contextual-spacing="false" fo:line-height="115%" fo:text-align="start" style:justify-single-word="false"/>
      <style:text-properties style:font-name="Calibri" fo:font-size="14pt" fo:language="en" fo:country="US" officeooo:rsid="00140a0d" officeooo:paragraph-rsid="016816b6" style:font-size-asian="14pt"/>
    </style:style>
    <style:style style:name="P34"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2d0bba" officeooo:paragraph-rsid="002d0bba" style:font-size-asian="14pt"/>
    </style:style>
    <style:style style:name="P35"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2d0bba" officeooo:paragraph-rsid="011b4e50" style:font-size-asian="14pt"/>
    </style:style>
    <style:style style:name="P36"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2d0bba" officeooo:paragraph-rsid="00ba5e75" style:font-size-asian="14pt"/>
    </style:style>
    <style:style style:name="P37"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2d8064" officeooo:paragraph-rsid="003164f3" style:font-size-asian="14pt"/>
    </style:style>
    <style:style style:name="P38"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2d8064" officeooo:paragraph-rsid="015cc0c6" style:font-size-asian="14pt"/>
    </style:style>
    <style:style style:name="P39"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39ab1f" officeooo:paragraph-rsid="019e58fe" style:font-size-asian="14pt"/>
    </style:style>
    <style:style style:name="P40"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42a7d4" officeooo:paragraph-rsid="0042a7d4" style:font-size-asian="14pt"/>
    </style:style>
    <style:style style:name="P41"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42a7d4" officeooo:paragraph-rsid="016816b6" style:font-size-asian="14pt"/>
    </style:style>
    <style:style style:name="P42"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43a2df" officeooo:paragraph-rsid="0043a2df" style:font-size-asian="14pt"/>
    </style:style>
    <style:style style:name="P43"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441c4f" officeooo:paragraph-rsid="00441c4f" style:font-size-asian="14pt"/>
    </style:style>
    <style:style style:name="P44"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441c4f" officeooo:paragraph-rsid="016816b6" style:font-size-asian="14pt"/>
    </style:style>
    <style:style style:name="P45"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441f8a" officeooo:paragraph-rsid="00441f8a" style:font-size-asian="14pt"/>
    </style:style>
    <style:style style:name="P46"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441f8a" officeooo:paragraph-rsid="01710b59" style:font-size-asian="14pt"/>
    </style:style>
    <style:style style:name="P47"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441f8a" officeooo:paragraph-rsid="0189d911" style:font-size-asian="14pt"/>
    </style:style>
    <style:style style:name="P48"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462abc" officeooo:paragraph-rsid="00462abc" style:font-size-asian="14pt"/>
    </style:style>
    <style:style style:name="P49"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47140e" officeooo:paragraph-rsid="0047140e" style:font-size-asian="14pt"/>
    </style:style>
    <style:style style:name="P50"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47140e" officeooo:paragraph-rsid="00972b8d" style:font-size-asian="14pt"/>
    </style:style>
    <style:style style:name="P51"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650c52" officeooo:paragraph-rsid="00650c52" style:font-size-asian="14pt"/>
    </style:style>
    <style:style style:name="P52"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7068ee" officeooo:paragraph-rsid="007068ee" style:font-size-asian="14pt"/>
    </style:style>
    <style:style style:name="P53"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7068ee" officeooo:paragraph-rsid="016a2eaf" style:font-size-asian="14pt"/>
    </style:style>
    <style:style style:name="P54"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717267" officeooo:paragraph-rsid="00717267" style:font-size-asian="14pt"/>
    </style:style>
    <style:style style:name="P55"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777c92" officeooo:paragraph-rsid="00777c92" style:font-size-asian="14pt"/>
    </style:style>
    <style:style style:name="P56"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303ae6" officeooo:paragraph-rsid="00303ae6" style:font-size-asian="14pt"/>
    </style:style>
    <style:style style:name="P57"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2bb3ac" officeooo:paragraph-rsid="013292c9" style:font-size-asian="14pt"/>
    </style:style>
    <style:style style:name="P58"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9747a2" officeooo:paragraph-rsid="009747a2" style:font-size-asian="14pt"/>
    </style:style>
    <style:style style:name="P59"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9e9330" officeooo:paragraph-rsid="009e9330" style:font-size-asian="14pt"/>
    </style:style>
    <style:style style:name="P60"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a515be" officeooo:paragraph-rsid="016816b6" style:font-size-asian="14pt"/>
    </style:style>
    <style:style style:name="P61" style:family="paragraph" style:parent-style-name="Standard">
      <style:paragraph-properties fo:margin-top="0cm" fo:margin-bottom="0.353cm" style:contextual-spacing="false" fo:line-height="115%"/>
      <style:text-properties style:font-name="Calibri" fo:font-size="14pt" fo:language="en" fo:country="US" officeooo:rsid="00a61591" officeooo:paragraph-rsid="01650a2d" style:font-size-asian="14pt" style:font-size-complex="14pt"/>
    </style:style>
    <style:style style:name="P62" style:family="paragraph" style:parent-style-name="Standard">
      <style:paragraph-properties fo:margin-top="0cm" fo:margin-bottom="0.353cm" style:contextual-spacing="false" fo:line-height="115%"/>
      <style:text-properties style:font-name="Calibri" fo:font-size="14pt" fo:language="en" fo:country="US" officeooo:paragraph-rsid="01650a2d" style:font-size-asian="14pt" style:font-size-complex="14pt"/>
    </style:style>
    <style:style style:name="P63" style:family="paragraph" style:parent-style-name="Standard">
      <style:paragraph-properties fo:margin-top="0cm" fo:margin-bottom="0.353cm" style:contextual-spacing="false" fo:line-height="115%" fo:break-before="page"/>
      <style:text-properties style:font-name="Calibri" fo:font-size="14pt" fo:language="en" fo:country="US" officeooo:paragraph-rsid="01650a2d" style:font-size-asian="14pt" style:font-size-complex="14pt"/>
    </style:style>
    <style:style style:name="P64"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paragraph-rsid="016816b6" style:font-size-asian="14pt" style:font-size-complex="14pt"/>
    </style:style>
    <style:style style:name="P65" style:family="paragraph" style:parent-style-name="Standard">
      <style:paragraph-properties fo:margin-top="0cm" fo:margin-bottom="0.353cm" style:contextual-spacing="false" fo:line-height="115%"/>
      <style:text-properties style:font-name="Calibri" fo:font-size="14pt" fo:language="en" fo:country="US" officeooo:rsid="00a5f2c6" officeooo:paragraph-rsid="01650a2d" style:font-size-asian="14pt" style:font-size-complex="14pt"/>
    </style:style>
    <style:style style:name="P66" style:family="paragraph" style:parent-style-name="Standard">
      <style:paragraph-properties fo:margin-top="0cm" fo:margin-bottom="0.353cm" style:contextual-spacing="false" fo:line-height="115%"/>
      <style:text-properties style:font-name="Calibri" fo:font-size="14pt" fo:language="en" fo:country="US" officeooo:rsid="00dac2bb" officeooo:paragraph-rsid="01650a2d" style:font-size-asian="14pt" style:font-size-complex="14pt"/>
    </style:style>
    <style:style style:name="P67" style:family="paragraph" style:parent-style-name="Standard">
      <style:paragraph-properties fo:margin-top="0cm" fo:margin-bottom="0.353cm" style:contextual-spacing="false" fo:line-height="115%"/>
      <style:text-properties style:font-name="Calibri" fo:font-size="14pt" fo:language="en" fo:country="US" officeooo:rsid="00df9122" officeooo:paragraph-rsid="01650a2d" style:font-size-asian="14pt" style:font-size-complex="14pt"/>
    </style:style>
    <style:style style:name="P68" style:family="paragraph" style:parent-style-name="Standard">
      <style:paragraph-properties fo:margin-top="0cm" fo:margin-bottom="0.353cm" style:contextual-spacing="false" fo:line-height="115%"/>
      <style:text-properties style:font-name="Calibri" fo:font-size="14pt" fo:language="en" fo:country="US" officeooo:rsid="00de3941" officeooo:paragraph-rsid="01650a2d" style:font-size-asian="14pt" style:font-size-complex="14pt"/>
    </style:style>
    <style:style style:name="P69" style:family="paragraph" style:parent-style-name="Standard">
      <style:paragraph-properties fo:margin-top="0cm" fo:margin-bottom="0.353cm" style:contextual-spacing="false" fo:line-height="115%"/>
      <style:text-properties style:font-name="Calibri" fo:font-size="14pt" fo:language="en" fo:country="US" officeooo:rsid="0166ac00" officeooo:paragraph-rsid="0166ac00" style:font-size-asian="14pt" style:font-size-complex="14pt"/>
    </style:style>
    <style:style style:name="P70"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140a0d" officeooo:paragraph-rsid="016816b6" style:font-size-asian="14pt" style:font-size-complex="14pt"/>
    </style:style>
    <style:style style:name="P71"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e38e0b" officeooo:paragraph-rsid="016816b6" style:font-size-asian="14pt" style:font-size-complex="14pt"/>
    </style:style>
    <style:style style:name="P72"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aa1d12" officeooo:paragraph-rsid="016816b6" style:font-size-asian="14pt" style:font-size-complex="14pt"/>
    </style:style>
    <style:style style:name="P73"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055102" officeooo:paragraph-rsid="017c952a" style:font-size-asian="14pt" style:font-size-complex="14pt"/>
    </style:style>
    <style:style style:name="P74"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b1633f" officeooo:paragraph-rsid="00b1633f" style:font-size-asian="14pt"/>
    </style:style>
    <style:style style:name="P75"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b1633f" officeooo:paragraph-rsid="00b18657" style:font-size-asian="14pt"/>
    </style:style>
    <style:style style:name="P76"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b1633f" officeooo:paragraph-rsid="01481d88" style:font-size-asian="14pt"/>
    </style:style>
    <style:style style:name="P77"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b18657" officeooo:paragraph-rsid="00b18657" style:font-size-asian="14pt"/>
    </style:style>
    <style:style style:name="P78"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b971cc" officeooo:paragraph-rsid="00bde729" style:font-size-asian="14pt"/>
    </style:style>
    <style:style style:name="P79"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b971cc" officeooo:paragraph-rsid="011b2499" style:font-size-asian="14pt"/>
    </style:style>
    <style:style style:name="P80"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bbbc77" officeooo:paragraph-rsid="00bbbc77" style:font-size-asian="14pt"/>
    </style:style>
    <style:style style:name="P81"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bbbc77" officeooo:paragraph-rsid="015cc0c6" style:font-size-asian="14pt"/>
    </style:style>
    <style:style style:name="P82"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beb348" officeooo:paragraph-rsid="011ba89d" style:font-size-asian="14pt"/>
    </style:style>
    <style:style style:name="P83"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cda1c3" officeooo:paragraph-rsid="00cda1c3" style:font-size-asian="14pt"/>
    </style:style>
    <style:style style:name="P84"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cdcae8" officeooo:paragraph-rsid="00cdcae8" style:font-size-asian="14pt"/>
    </style:style>
    <style:style style:name="P85"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d6ac37" officeooo:paragraph-rsid="00d6ac37" style:font-size-asian="14pt"/>
    </style:style>
    <style:style style:name="P86" style:family="paragraph" style:parent-style-name="Standard">
      <style:paragraph-properties fo:margin-top="0cm" fo:margin-bottom="0.353cm" style:contextual-spacing="false" fo:line-height="115%" fo:text-align="start" style:justify-single-word="false" fo:break-before="page"/>
      <style:text-properties style:font-name="Calibri" fo:font-size="14pt" fo:language="en" fo:country="US" officeooo:rsid="00d6ac37" officeooo:paragraph-rsid="00d6ac37" style:font-size-asian="14pt"/>
    </style:style>
    <style:style style:name="P87"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d6ac37" officeooo:paragraph-rsid="00da52c2" style:font-size-asian="14pt"/>
    </style:style>
    <style:style style:name="P88"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d6ac37" officeooo:paragraph-rsid="00ba5e75" style:font-size-asian="14pt"/>
    </style:style>
    <style:style style:name="P89"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f347da" officeooo:paragraph-rsid="00f347da" style:font-size-asian="14pt"/>
    </style:style>
    <style:style style:name="P90"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055102" officeooo:paragraph-rsid="017c952a" style:font-size-asian="14pt"/>
    </style:style>
    <style:style style:name="P91"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1846e1" officeooo:paragraph-rsid="011846e1" style:font-size-asian="14pt"/>
    </style:style>
    <style:style style:name="P92"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1b4e50" officeooo:paragraph-rsid="011b4e50" style:font-size-asian="14pt"/>
    </style:style>
    <style:style style:name="P93"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1c2e8c" officeooo:paragraph-rsid="011c2e8c" style:font-size-asian="14pt"/>
    </style:style>
    <style:style style:name="P94"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1c2e8c" officeooo:paragraph-rsid="014af9c5" style:font-size-asian="14pt"/>
    </style:style>
    <style:style style:name="P95"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364ccf" officeooo:paragraph-rsid="00364ccf" style:font-size-asian="14pt"/>
    </style:style>
    <style:style style:name="P96"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2f90e2" officeooo:paragraph-rsid="012f90e2" style:font-size-asian="14pt"/>
    </style:style>
    <style:style style:name="P97"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3187f2" officeooo:paragraph-rsid="013187f2" style:font-size-asian="14pt"/>
    </style:style>
    <style:style style:name="P98"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323aee" officeooo:paragraph-rsid="01323aee" style:font-size-asian="14pt"/>
    </style:style>
    <style:style style:name="P99"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3292c9" officeooo:paragraph-rsid="013292c9" style:font-size-asian="14pt"/>
    </style:style>
    <style:style style:name="P100"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350202" officeooo:paragraph-rsid="015cc0c6" style:font-size-asian="14pt"/>
    </style:style>
    <style:style style:name="P101"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36c240" officeooo:paragraph-rsid="015cc0c6" style:font-size-asian="14pt"/>
    </style:style>
    <style:style style:name="P102"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bde729" officeooo:paragraph-rsid="00bde729" style:font-size-asian="14pt"/>
    </style:style>
    <style:style style:name="P103"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377385" officeooo:paragraph-rsid="01377385" style:font-size-asian="14pt"/>
    </style:style>
    <style:style style:name="P104"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3a68e7" officeooo:paragraph-rsid="013a68e7" style:font-size-asian="14pt"/>
    </style:style>
    <style:style style:name="P105"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3a68e7" officeooo:paragraph-rsid="01620192" style:font-size-asian="14pt"/>
    </style:style>
    <style:style style:name="P106"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c1b0b6" officeooo:paragraph-rsid="01620192" style:font-size-asian="14pt"/>
    </style:style>
    <style:style style:name="P107"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c1b0b6" officeooo:paragraph-rsid="01632946" style:font-size-asian="14pt"/>
    </style:style>
    <style:style style:name="P108"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c1b0b6" officeooo:paragraph-rsid="01650a2d" style:font-size-asian="14pt"/>
    </style:style>
    <style:style style:name="P109"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4c39ba" officeooo:paragraph-rsid="015255af" style:font-size-asian="14pt"/>
    </style:style>
    <style:style style:name="P110"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4c39ba" officeooo:paragraph-rsid="00c48183" style:font-size-asian="14pt"/>
    </style:style>
    <style:style style:name="P111"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4ed82b" officeooo:paragraph-rsid="004ed82b" style:font-size-asian="14pt"/>
    </style:style>
    <style:style style:name="P112"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3f2396" officeooo:paragraph-rsid="013f2396" style:font-size-asian="14pt"/>
    </style:style>
    <style:style style:name="P113"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516f5f" officeooo:paragraph-rsid="013f2396" style:font-size-asian="14pt"/>
    </style:style>
    <style:style style:name="P114"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481d88" officeooo:paragraph-rsid="01481d88" style:font-size-asian="14pt"/>
    </style:style>
    <style:style style:name="P115"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b8b882" officeooo:paragraph-rsid="00b8b882" style:font-size-asian="14pt"/>
    </style:style>
    <style:style style:name="P116"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498db0" officeooo:paragraph-rsid="01498db0" style:font-size-asian="14pt"/>
    </style:style>
    <style:style style:name="P117"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4c4ca6" officeooo:paragraph-rsid="014c4ca6" style:font-size-asian="14pt"/>
    </style:style>
    <style:style style:name="P118"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4cc738" officeooo:paragraph-rsid="014c4ca6" style:font-size-asian="14pt"/>
    </style:style>
    <style:style style:name="P119"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4cc738" officeooo:paragraph-rsid="014cc738" style:font-size-asian="14pt"/>
    </style:style>
    <style:style style:name="P120"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620192" officeooo:paragraph-rsid="01650a2d" style:font-size-asian="14pt"/>
    </style:style>
    <style:style style:name="P121"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620192" officeooo:paragraph-rsid="01710b59" style:font-size-asian="14pt"/>
    </style:style>
    <style:style style:name="P122"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620192" officeooo:paragraph-rsid="0189d911" style:font-size-asian="14pt"/>
    </style:style>
    <style:style style:name="P123"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620192" officeooo:paragraph-rsid="018e0f41" style:font-size-asian="14pt"/>
    </style:style>
    <style:style style:name="P124"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c419b2" officeooo:paragraph-rsid="016816b6" style:font-size-asian="14pt"/>
    </style:style>
    <style:style style:name="P125"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6ba3eb" officeooo:paragraph-rsid="01650a2d" style:font-size-asian="14pt"/>
    </style:style>
    <style:style style:name="P126"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6ba3eb" officeooo:paragraph-rsid="016816b6" style:font-size-asian="14pt"/>
    </style:style>
    <style:style style:name="P127"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d88a53" officeooo:paragraph-rsid="016816b6" style:font-size-asian="14pt"/>
    </style:style>
    <style:style style:name="P128"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da52c2" officeooo:paragraph-rsid="016816b6" style:font-size-asian="14pt"/>
    </style:style>
    <style:style style:name="P129"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3a1d0c" officeooo:paragraph-rsid="016816b6" style:font-size-asian="14pt"/>
    </style:style>
    <style:style style:name="P130"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80e229" officeooo:paragraph-rsid="016816b6" style:font-size-asian="14pt"/>
    </style:style>
    <style:style style:name="P131" style:family="paragraph" style:parent-style-name="Standard">
      <style:paragraph-properties fo:margin-top="0cm" fo:margin-bottom="0.353cm" style:contextual-spacing="false" fo:line-height="115%" fo:text-align="start" style:justify-single-word="false" fo:break-before="page"/>
      <style:text-properties style:font-name="Calibri" fo:font-size="14pt" fo:language="en" fo:country="US" officeooo:rsid="016e759e" officeooo:paragraph-rsid="016e759e" style:font-size-asian="14pt"/>
    </style:style>
    <style:style style:name="P132"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710b59" officeooo:paragraph-rsid="01892552" style:font-size-asian="14pt"/>
    </style:style>
    <style:style style:name="P133"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a09142" officeooo:paragraph-rsid="01710b59" style:font-size-asian="14pt"/>
    </style:style>
    <style:style style:name="P134"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72ab25" officeooo:paragraph-rsid="0172ab25" style:font-size-asian="14pt"/>
    </style:style>
    <style:style style:name="P135"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72ab25" officeooo:paragraph-rsid="018fd5d7" style:font-size-asian="14pt"/>
    </style:style>
    <style:style style:name="P136"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72ab25" officeooo:paragraph-rsid="0192c383" style:font-size-asian="14pt"/>
    </style:style>
    <style:style style:name="P137"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75fe1b" officeooo:paragraph-rsid="0175fe1b" style:font-size-asian="14pt"/>
    </style:style>
    <style:style style:name="P138"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77149b" officeooo:paragraph-rsid="0177149b" style:font-size-asian="14pt"/>
    </style:style>
    <style:style style:name="P139"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78c8cf" officeooo:paragraph-rsid="0178c8cf" style:font-size-asian="14pt"/>
    </style:style>
    <style:style style:name="P140"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243fab" officeooo:paragraph-rsid="017f6a46" style:font-size-asian="14pt"/>
    </style:style>
    <style:style style:name="P141"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8111a7" officeooo:paragraph-rsid="018111a7" style:font-size-asian="14pt"/>
    </style:style>
    <style:style style:name="P142"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892552" officeooo:paragraph-rsid="01892552" style:font-size-asian="14pt"/>
    </style:style>
    <style:style style:name="P143"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89d911" officeooo:paragraph-rsid="0189d911" style:font-size-asian="14pt"/>
    </style:style>
    <style:style style:name="P144"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8b4bd7" officeooo:paragraph-rsid="018b4bd7" style:font-size-asian="14pt"/>
    </style:style>
    <style:style style:name="P145"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8b4bd7" officeooo:paragraph-rsid="018e0f41" style:font-size-asian="14pt"/>
    </style:style>
    <style:style style:name="P146"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8c13e0" officeooo:paragraph-rsid="018c13e0" style:font-size-asian="14pt"/>
    </style:style>
    <style:style style:name="P147"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8e0f41" officeooo:paragraph-rsid="018e0f41" style:font-size-asian="14pt"/>
    </style:style>
    <style:style style:name="P148"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8eabc6" officeooo:paragraph-rsid="018eabc6" style:font-size-asian="14pt"/>
    </style:style>
    <style:style style:name="P149"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8fd5d7" officeooo:paragraph-rsid="018fd5d7" style:font-size-asian="14pt"/>
    </style:style>
    <style:style style:name="P150"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8fd5d7" officeooo:paragraph-rsid="0191bcf4" style:font-size-asian="14pt"/>
    </style:style>
    <style:style style:name="P151"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8fd5d7" officeooo:paragraph-rsid="019232d7" style:font-size-asian="14pt"/>
    </style:style>
    <style:style style:name="P152"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8fd5d7" officeooo:paragraph-rsid="0192c383" style:font-size-asian="14pt"/>
    </style:style>
    <style:style style:name="P153"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9232d7" officeooo:paragraph-rsid="019232d7" style:font-size-asian="14pt"/>
    </style:style>
    <style:style style:name="P154"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93be9f" officeooo:paragraph-rsid="0197c065" style:font-size-asian="14pt"/>
    </style:style>
    <style:style style:name="P155"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95fbe4" officeooo:paragraph-rsid="0195fbe4" style:font-size-asian="14pt"/>
    </style:style>
    <style:style style:name="P156"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977a2c" officeooo:paragraph-rsid="01977a2c" style:font-size-asian="14pt"/>
    </style:style>
    <style:style style:name="P157"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977a2c" officeooo:paragraph-rsid="0197c065" style:font-size-asian="14pt"/>
    </style:style>
    <style:style style:name="P158"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97c065" officeooo:paragraph-rsid="0197c065" style:font-size-asian="14pt"/>
    </style:style>
    <style:style style:name="P159"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714c2c" officeooo:paragraph-rsid="00714c2c" style:font-size-asian="14pt"/>
    </style:style>
    <style:style style:name="P160"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9b3562" officeooo:paragraph-rsid="019b3562" style:font-size-asian="14pt"/>
    </style:style>
    <style:style style:name="P161"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6fce19" officeooo:paragraph-rsid="0189d911" style:font-size-asian="14pt"/>
    </style:style>
    <style:style style:name="P162"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a54be8" officeooo:paragraph-rsid="01a54be8" style:font-size-asian="14pt"/>
    </style:style>
    <style:style style:name="P163"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a70c79" officeooo:paragraph-rsid="01a70c79" style:font-size-asian="14pt"/>
    </style:style>
    <style:style style:name="P164"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a8a1e7" officeooo:paragraph-rsid="01a8a1e7" style:font-size-asian="14pt"/>
    </style:style>
    <style:style style:name="P165"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a908cf" officeooo:paragraph-rsid="01a908cf" style:font-size-asian="14pt"/>
    </style:style>
    <style:style style:name="P166"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fo:font-weight="bold" style:font-size-asian="14pt" style:font-weight-asian="bold" style:font-weight-complex="bold"/>
    </style:style>
    <style:style style:name="P167" style:family="paragraph" style:parent-style-name="Standard">
      <style:paragraph-properties fo:margin-top="0cm" fo:margin-bottom="0.353cm" style:contextual-spacing="false" fo:line-height="115%" fo:text-align="start" style:justify-single-word="false"/>
      <style:text-properties style:font-name="Calibri1" fo:font-size="14pt" officeooo:paragraph-rsid="016816b6" style:font-size-asian="14pt" style:font-size-complex="14pt"/>
    </style:style>
    <style:style style:name="P168" style:family="paragraph" style:parent-style-name="Standard">
      <style:paragraph-properties fo:margin-top="0cm" fo:margin-bottom="0.353cm" style:contextual-spacing="false" fo:line-height="115%" fo:text-align="start" style:justify-single-word="false"/>
      <style:text-properties style:font-name="Calibri1" fo:font-size="14pt" fo:language="en" fo:country="US" officeooo:rsid="0080e229" officeooo:paragraph-rsid="016816b6" style:font-size-asian="14pt" style:font-size-complex="14pt"/>
    </style:style>
    <style:style style:name="P169" style:family="paragraph" style:parent-style-name="Standard">
      <style:paragraph-properties fo:margin-top="0cm" fo:margin-bottom="0.353cm" style:contextual-spacing="false" fo:line-height="115%" fo:text-align="start" style:justify-single-word="false"/>
      <style:text-properties style:font-name="Calibri1" fo:font-size="14pt" fo:language="en" fo:country="US" officeooo:paragraph-rsid="016816b6" style:font-size-asian="14pt"/>
    </style:style>
    <style:style style:name="P170" style:family="paragraph" style:parent-style-name="Standard">
      <style:paragraph-properties fo:margin-top="0cm" fo:margin-bottom="0.353cm" style:contextual-spacing="false" fo:line-height="115%" fo:text-align="start" style:justify-single-word="false"/>
      <style:text-properties style:use-window-font-color="true" loext:opacity="0%" style:font-name="Calibri1" fo:font-size="14pt" fo:language="en" fo:country="US" officeooo:rsid="00a515be" officeooo:paragraph-rsid="016816b6" style:font-size-asian="14pt" style:font-size-complex="14pt"/>
    </style:style>
    <style:style style:name="P171" style:family="paragraph" style:parent-style-name="Standard">
      <style:paragraph-properties fo:margin-top="0cm" fo:margin-bottom="0.353cm" style:contextual-spacing="false" fo:line-height="115%" fo:text-align="start" style:justify-single-word="false"/>
      <style:text-properties officeooo:rsid="002147ee" officeooo:paragraph-rsid="01199e56"/>
    </style:style>
    <style:style style:name="P172" style:family="paragraph" style:parent-style-name="Quotations">
      <style:paragraph-properties fo:margin-left="1cm" fo:margin-right="1cm" fo:margin-top="0cm" fo:margin-bottom="0cm" style:contextual-spacing="false" fo:orphans="2" fo:widows="2" fo:text-indent="0cm" style:auto-text-indent="false" fo:padding="0cm" fo:border="none"/>
      <style:text-properties fo:font-variant="normal" fo:text-transform="none" fo:color="#202122" loext:opacity="100%" style:font-name="Calibri1" fo:font-size="14pt" fo:letter-spacing="normal" fo:font-style="normal" fo:font-weight="normal" officeooo:paragraph-rsid="016816b6" style:font-size-asian="14pt" style:font-size-complex="14pt"/>
    </style:style>
    <style:style style:name="P173" style:family="paragraph" style:parent-style-name="Standard">
      <style:paragraph-properties fo:margin-top="0cm" fo:margin-bottom="0.353cm" style:contextual-spacing="false" fo:line-height="115%" fo:text-align="start" style:justify-single-word="false"/>
      <style:text-properties fo:font-size="44pt" officeooo:paragraph-rsid="0154c3a3" style:font-size-asian="44pt"/>
    </style:style>
    <style:style style:name="P174" style:family="paragraph" style:parent-style-name="Standard">
      <style:paragraph-properties fo:margin-top="0cm" fo:margin-bottom="0.353cm" style:contextual-spacing="false" fo:line-height="115%" fo:text-align="start" style:justify-single-word="false"/>
      <style:text-properties fo:font-size="36pt" officeooo:paragraph-rsid="0154c3a3" style:font-size-asian="36pt" style:font-size-complex="36pt"/>
    </style:style>
    <style:style style:name="P175" style:family="paragraph" style:parent-style-name="Standard">
      <style:paragraph-properties fo:margin-top="0cm" fo:margin-bottom="0.353cm" style:contextual-spacing="false" fo:line-height="115%" fo:text-align="start" style:justify-single-word="false"/>
      <style:text-properties officeooo:rsid="01558374" officeooo:paragraph-rsid="0158c8ec"/>
    </style:style>
    <style:style style:name="P176" style:family="paragraph" style:parent-style-name="Standard">
      <style:paragraph-properties fo:margin-top="0cm" fo:margin-bottom="0.353cm" style:contextual-spacing="false" fo:line-height="115%" fo:text-align="start" style:justify-single-word="false"/>
      <style:text-properties officeooo:rsid="006ba3eb" officeooo:paragraph-rsid="016816b6"/>
    </style:style>
    <style:style style:name="P177" style:family="paragraph" style:parent-style-name="Standard">
      <style:paragraph-properties fo:margin-top="0cm" fo:margin-bottom="0.353cm" style:contextual-spacing="false" fo:line-height="115%" fo:text-align="start" style:justify-single-word="false"/>
      <style:text-properties officeooo:rsid="00a515be" officeooo:paragraph-rsid="016816b6"/>
    </style:style>
    <style:style style:name="P178" style:family="paragraph" style:parent-style-name="Standard">
      <style:paragraph-properties fo:margin-top="0cm" fo:margin-bottom="0.353cm" style:contextual-spacing="false" fo:line-height="115%" fo:text-align="start" style:justify-single-word="false"/>
      <style:text-properties officeooo:rsid="003a1d0c" officeooo:paragraph-rsid="016816b6"/>
    </style:style>
    <style:style style:name="P179" style:family="paragraph" style:parent-style-name="Standard">
      <style:paragraph-properties fo:margin-top="0cm" fo:margin-bottom="0.353cm" style:contextual-spacing="false" fo:line-height="115%" fo:text-align="start" style:justify-single-word="false"/>
      <style:text-properties officeooo:rsid="00da52c2" officeooo:paragraph-rsid="016816b6"/>
    </style:style>
    <style:style style:name="P180" style:family="paragraph" style:parent-style-name="Standard">
      <style:paragraph-properties fo:margin-top="0cm" fo:margin-bottom="0.353cm" style:contextual-spacing="false" fo:line-height="115%" fo:text-align="start" style:justify-single-word="false"/>
      <style:text-properties officeooo:paragraph-rsid="01ae749c"/>
    </style:style>
    <style:style style:name="P181"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558374" officeooo:paragraph-rsid="0158c8ec" style:font-size-asian="14pt"/>
    </style:style>
    <style:style style:name="P182"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paragraph-rsid="013292c9" style:font-size-asian="14pt"/>
    </style:style>
    <style:style style:name="P183"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paragraph-rsid="015ac2a8" style:font-size-asian="14pt"/>
    </style:style>
    <style:style style:name="P184"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paragraph-rsid="016816b6" style:font-size-asian="14pt"/>
    </style:style>
    <style:style style:name="P185"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style:font-size-asian="14pt"/>
    </style:style>
    <style:style style:name="P186" style:family="paragraph" style:parent-style-name="Standard">
      <style:paragraph-properties fo:margin-top="0cm" fo:margin-bottom="0.353cm" style:contextual-spacing="false" fo:line-height="115%" fo:text-align="start" style:justify-single-word="false" fo:break-before="page"/>
      <style:text-properties style:font-name="Calibri" fo:font-size="14pt" fo:language="en" fo:country="US" style:font-size-asian="14pt"/>
    </style:style>
    <style:style style:name="P187"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paragraph-rsid="01b75f94" style:font-size-asian="14pt"/>
    </style:style>
    <style:style style:name="P188"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paragraph-rsid="013187f2" style:font-size-asian="14pt"/>
    </style:style>
    <style:style style:name="P189"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paragraph-rsid="01bf1256" style:font-size-asian="14pt"/>
    </style:style>
    <style:style style:name="P190"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ac9709" officeooo:paragraph-rsid="01ac9709" style:font-size-asian="14pt"/>
    </style:style>
    <style:style style:name="P191"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b1633f" officeooo:paragraph-rsid="00b1633f" style:font-size-asian="14pt"/>
    </style:style>
    <style:style style:name="P192"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d6ac37" officeooo:paragraph-rsid="01ac9709" style:font-size-asian="14pt"/>
    </style:style>
    <style:style style:name="P193" style:family="paragraph" style:parent-style-name="Standard">
      <style:paragraph-properties fo:margin-top="0cm" fo:margin-bottom="0.353cm" style:contextual-spacing="false" fo:line-height="115%"/>
      <style:text-properties style:font-name="Calibri" fo:font-size="14pt" fo:language="en" fo:country="US" officeooo:rsid="01aeadd0" officeooo:paragraph-rsid="01aeadd0" style:font-size-asian="14pt" style:font-size-complex="14pt"/>
    </style:style>
    <style:style style:name="P194" style:family="paragraph" style:parent-style-name="Standard">
      <style:paragraph-properties fo:margin-top="0cm" fo:margin-bottom="0.353cm" style:contextual-spacing="false" fo:line-height="115%"/>
      <style:text-properties style:font-name="Calibri" fo:font-size="14pt" fo:language="en" fo:country="US" officeooo:rsid="01b09741" officeooo:paragraph-rsid="01b09741" style:font-size-asian="14pt" style:font-size-complex="14pt"/>
    </style:style>
    <style:style style:name="P195"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e70e4f" officeooo:paragraph-rsid="01ba2f72" style:font-size-asian="14pt" style:font-size-complex="14pt"/>
    </style:style>
    <style:style style:name="P196"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e70e4f" officeooo:paragraph-rsid="01bcb337" style:font-size-asian="14pt" style:font-size-complex="14pt"/>
    </style:style>
    <style:style style:name="P197"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bcb337" officeooo:paragraph-rsid="01bcb337" style:font-size-asian="14pt" style:font-size-complex="14pt"/>
    </style:style>
    <style:style style:name="P198" style:family="paragraph" style:parent-style-name="Standard">
      <style:paragraph-properties fo:margin-top="0cm" fo:margin-bottom="0.353cm" style:contextual-spacing="false" fo:line-height="115%"/>
      <style:text-properties style:font-name="Calibri" fo:font-size="14pt" fo:language="en" fo:country="US" officeooo:rsid="00dc4e11" officeooo:paragraph-rsid="01650a2d" style:font-size-asian="14pt" style:font-size-complex="14pt"/>
    </style:style>
    <style:style style:name="P199" style:family="paragraph" style:parent-style-name="Standard">
      <style:paragraph-properties fo:margin-top="0cm" fo:margin-bottom="0.353cm" style:contextual-spacing="false" fo:line-height="115%"/>
      <style:text-properties style:font-name="Calibri" fo:font-size="14pt" fo:language="en" fo:country="US" officeooo:rsid="01bf3f8a" officeooo:paragraph-rsid="01bf3f8a" style:font-size-asian="14pt" style:font-size-complex="14pt"/>
    </style:style>
    <style:style style:name="P200"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a515be" officeooo:paragraph-rsid="016816b6" style:font-size-asian="14pt"/>
    </style:style>
    <style:style style:name="P201"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d88a53" officeooo:paragraph-rsid="01b75f94" style:font-size-asian="14pt"/>
    </style:style>
    <style:style style:name="P202"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d88a53" officeooo:paragraph-rsid="01620192" style:font-size-asian="14pt"/>
    </style:style>
    <style:style style:name="P203"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7068ee" officeooo:paragraph-rsid="01b5c509" style:font-size-asian="14pt"/>
    </style:style>
    <style:style style:name="P204"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6e759e" officeooo:paragraph-rsid="0169ca2f" style:font-size-asian="14pt"/>
    </style:style>
    <style:style style:name="P205"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8eabc6" officeooo:paragraph-rsid="01b6aaec" style:font-size-asian="14pt"/>
    </style:style>
    <style:style style:name="P206"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4cc738" officeooo:paragraph-rsid="018eabc6" style:font-size-asian="14pt"/>
    </style:style>
    <style:style style:name="P207"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72ab25" officeooo:paragraph-rsid="0192c383" style:font-size-asian="14pt"/>
    </style:style>
    <style:style style:name="P208"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b75f94" officeooo:paragraph-rsid="01b75f94" style:font-size-asian="14pt"/>
    </style:style>
    <style:style style:name="P209"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93be9f" officeooo:paragraph-rsid="0193be9f" style:font-size-asian="14pt"/>
    </style:style>
    <style:style style:name="P210"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8111a7" officeooo:paragraph-rsid="018111a7" style:font-size-asian="14pt"/>
    </style:style>
    <style:style style:name="P211"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8111a7" officeooo:paragraph-rsid="01b86018" style:font-size-asian="14pt"/>
    </style:style>
    <style:style style:name="P212"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b86018" officeooo:paragraph-rsid="01b86018" style:font-size-asian="14pt"/>
    </style:style>
    <style:style style:name="P213"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977a2c" officeooo:paragraph-rsid="019f4539" style:font-size-asian="14pt"/>
    </style:style>
    <style:style style:name="P214"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9f4539" officeooo:paragraph-rsid="000b5853" style:font-size-asian="14pt"/>
    </style:style>
    <style:style style:name="P215"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1a8a1e7" officeooo:paragraph-rsid="01a8a1e7" style:font-size-asian="14pt"/>
    </style:style>
    <style:style style:name="P216" style:family="paragraph" style:parent-style-name="Standard">
      <style:paragraph-properties fo:margin-top="0cm" fo:margin-bottom="0.353cm" style:contextual-spacing="false" fo:line-height="115%" fo:text-align="start" style:justify-single-word="false"/>
      <style:text-properties style:font-name="Calibri" fo:font-size="14pt" fo:language="en" fo:country="US" officeooo:rsid="009d1c75" officeooo:paragraph-rsid="01bf1256" style:font-size-asian="14pt"/>
    </style:style>
    <style:style style:name="P217" style:family="paragraph" style:parent-style-name="Standard">
      <style:paragraph-properties fo:margin-top="0cm" fo:margin-bottom="0.353cm" style:contextual-spacing="false" fo:line-height="115%" fo:text-align="start" style:justify-single-word="false"/>
      <style:text-properties officeooo:rsid="003a1d0c" officeooo:paragraph-rsid="016816b6"/>
    </style:style>
    <style:style style:name="P218" style:family="paragraph" style:parent-style-name="Standard">
      <style:paragraph-properties fo:margin-top="0cm" fo:margin-bottom="0.353cm" style:contextual-spacing="false" fo:line-height="115%" fo:text-align="start" style:justify-single-word="false"/>
      <style:text-properties officeooo:rsid="01b09741" officeooo:paragraph-rsid="01b09741"/>
    </style:style>
    <style:style style:name="T1" style:family="text">
      <style:text-properties style:use-window-font-color="true" loext:opacity="0%" style:font-name="Calibri" fo:font-size="14pt" fo:language="en" fo:country="US" style:letter-kerning="true" style:font-name-asian="0" style:font-size-asian="14pt" style:language-asian="zh" style:country-asian="CN" style:font-name-complex="Arial" style:font-size-complex="12pt" style:language-complex="hi" style:country-complex="IN"/>
    </style:style>
    <style:style style:name="T2" style:family="text">
      <style:text-properties style:use-window-font-color="true" loext:opacity="0%" style:font-name="Calibri" fo:font-size="14pt" fo:language="en" fo:country="US" officeooo:rsid="007068ee" style:letter-kerning="true" style:font-name-asian="0" style:font-size-asian="14pt" style:language-asian="zh" style:country-asian="CN" style:font-name-complex="Arial" style:font-size-complex="12pt" style:language-complex="hi" style:country-complex="IN"/>
    </style:style>
    <style:style style:name="T3" style:family="text">
      <style:text-properties style:use-window-font-color="true" loext:opacity="0%" fo:language="en" fo:country="US"/>
    </style:style>
    <style:style style:name="T4" style:family="text">
      <style:text-properties style:use-window-font-color="true" loext:opacity="0%" fo:language="en" fo:country="US" officeooo:rsid="00e4dd13"/>
    </style:style>
    <style:style style:name="T5" style:family="text">
      <style:text-properties style:font-name="Calibri" fo:font-size="14pt" fo:language="en" fo:country="US" style:font-size-asian="14pt"/>
    </style:style>
    <style:style style:name="T6" style:family="text">
      <style:text-properties style:font-name="Calibri" fo:font-size="14pt" fo:language="en" fo:country="US" officeooo:rsid="00140a0d" style:font-size-asian="14pt"/>
    </style:style>
    <style:style style:name="T7" style:family="text">
      <style:text-properties style:font-name="Calibri" fo:font-size="14pt" fo:language="en" fo:country="US" officeooo:rsid="001f5142" style:font-size-asian="14pt"/>
    </style:style>
    <style:style style:name="T8" style:family="text">
      <style:text-properties style:font-name="Calibri" fo:font-size="14pt" fo:language="en" fo:country="US" officeooo:rsid="002147ee" style:font-size-asian="14pt"/>
    </style:style>
    <style:style style:name="T9" style:family="text">
      <style:text-properties style:font-name="Calibri" fo:font-size="14pt" fo:language="en" fo:country="US" officeooo:rsid="00224db5" style:font-size-asian="14pt"/>
    </style:style>
    <style:style style:name="T10" style:family="text">
      <style:text-properties style:font-name="Calibri" fo:font-size="14pt" fo:language="en" fo:country="US" officeooo:rsid="002b0696" style:font-size-asian="14pt"/>
    </style:style>
    <style:style style:name="T11" style:family="text">
      <style:text-properties style:font-name="Calibri" fo:font-size="14pt" fo:language="en" fo:country="US" officeooo:rsid="002828cf" style:font-size-asian="14pt"/>
    </style:style>
    <style:style style:name="T12" style:family="text">
      <style:text-properties style:font-name="Calibri" fo:font-size="14pt" fo:language="en" fo:country="US" officeooo:rsid="00303ae6" style:font-size-asian="14pt"/>
    </style:style>
    <style:style style:name="T13" style:family="text">
      <style:text-properties style:font-name="Calibri" fo:font-size="14pt" fo:language="en" fo:country="US" officeooo:rsid="00416793" style:font-size-asian="14pt"/>
    </style:style>
    <style:style style:name="T14" style:family="text">
      <style:text-properties style:font-name="Calibri" fo:font-size="14pt" fo:language="en" fo:country="US" officeooo:rsid="0042a7d4" style:font-size-asian="14pt"/>
    </style:style>
    <style:style style:name="T15" style:family="text">
      <style:text-properties style:font-name="Calibri" fo:font-size="14pt" fo:language="en" fo:country="US" officeooo:rsid="006ba3eb" style:font-size-asian="14pt"/>
    </style:style>
    <style:style style:name="T16" style:family="text">
      <style:text-properties style:font-name="Calibri" fo:font-size="14pt" fo:language="en" fo:country="US" officeooo:rsid="003a1d0c" style:font-size-asian="14pt"/>
    </style:style>
    <style:style style:name="T17" style:family="text">
      <style:text-properties style:font-name="Calibri" fo:font-size="14pt" fo:language="en" fo:country="US" officeooo:rsid="007068ee" style:font-size-asian="14pt"/>
    </style:style>
    <style:style style:name="T18" style:family="text">
      <style:text-properties style:font-name="Calibri" fo:font-size="14pt" fo:language="en" fo:country="US" officeooo:rsid="009b1547" style:font-size-asian="14pt"/>
    </style:style>
    <style:style style:name="T19" style:family="text">
      <style:text-properties style:font-name="Calibri" fo:font-size="14pt" fo:language="en" fo:country="US" officeooo:rsid="009d1c75" style:font-size-asian="14pt"/>
    </style:style>
    <style:style style:name="T20" style:family="text">
      <style:text-properties style:font-name="Calibri" fo:font-size="14pt" fo:language="en" fo:country="US" officeooo:rsid="00a515be" style:font-size-asian="14pt"/>
    </style:style>
    <style:style style:name="T21" style:family="text">
      <style:text-properties style:font-name="Calibri" fo:font-size="14pt" fo:language="en" fo:country="US" officeooo:rsid="00b6c5d3" style:font-size-asian="14pt"/>
    </style:style>
    <style:style style:name="T22" style:family="text">
      <style:text-properties style:font-name="Calibri" fo:font-size="14pt" fo:language="en" fo:country="US" officeooo:rsid="00b826bf" style:font-size-asian="14pt"/>
    </style:style>
    <style:style style:name="T23" style:family="text">
      <style:text-properties style:font-name="Calibri" fo:font-size="14pt" fo:language="en" fo:country="US" officeooo:rsid="002bb3ac" style:font-size-asian="14pt"/>
    </style:style>
    <style:style style:name="T24" style:family="text">
      <style:text-properties style:font-name="Calibri" fo:font-size="14pt" fo:language="en" fo:country="US" officeooo:rsid="00bbbc77" style:font-size-asian="14pt"/>
    </style:style>
    <style:style style:name="T25" style:family="text">
      <style:text-properties style:font-name="Calibri" fo:font-size="14pt" fo:language="en" fo:country="US" officeooo:rsid="00beb348" style:font-size-asian="14pt"/>
    </style:style>
    <style:style style:name="T26" style:family="text">
      <style:text-properties style:font-name="Calibri" fo:font-size="14pt" fo:language="en" fo:country="US" officeooo:rsid="00c02aa7" style:font-size-asian="14pt"/>
    </style:style>
    <style:style style:name="T27" style:family="text">
      <style:text-properties style:font-name="Calibri" fo:font-size="14pt" fo:language="en" fo:country="US" officeooo:rsid="00da52c2" style:font-size-asian="14pt"/>
    </style:style>
    <style:style style:name="T28" style:family="text">
      <style:text-properties style:font-name="Calibri" fo:font-size="14pt" fo:language="en" fo:country="US" officeooo:rsid="01199e56" style:font-size-asian="14pt"/>
    </style:style>
    <style:style style:name="T29" style:family="text">
      <style:text-properties style:font-name="Calibri" fo:font-size="14pt" fo:language="en" fo:country="US" officeooo:rsid="011b2499" style:font-size-asian="14pt"/>
    </style:style>
    <style:style style:name="T30" style:family="text">
      <style:text-properties style:font-name="Calibri" fo:font-size="14pt" fo:language="en" fo:country="US" officeooo:rsid="011c2e8c" style:font-size-asian="14pt"/>
    </style:style>
    <style:style style:name="T31" style:family="text">
      <style:text-properties style:font-name="Calibri" fo:font-size="14pt" fo:language="en" fo:country="US" officeooo:rsid="012f90e2" style:font-size-asian="14pt"/>
    </style:style>
    <style:style style:name="T32" style:family="text">
      <style:text-properties style:font-name="Calibri" fo:font-size="14pt" fo:language="en" fo:country="US" officeooo:rsid="01323aee" style:font-size-asian="14pt"/>
    </style:style>
    <style:style style:name="T33" style:family="text">
      <style:text-properties style:font-name="Calibri" fo:font-size="14pt" fo:language="en" fo:country="US" officeooo:rsid="00b18657" style:font-size-asian="14pt"/>
    </style:style>
    <style:style style:name="T34" style:family="text">
      <style:text-properties style:font-name="Calibri" fo:font-size="14pt" fo:language="en" fo:country="US" officeooo:rsid="00b8b882" style:font-size-asian="14pt"/>
    </style:style>
    <style:style style:name="T35" style:family="text">
      <style:text-properties style:font-name="Calibri" fo:font-size="14pt" fo:language="en" fo:country="US" officeooo:rsid="013a68e7" style:font-size-asian="14pt"/>
    </style:style>
    <style:style style:name="T36" style:family="text">
      <style:text-properties style:font-name="Calibri" fo:font-size="14pt" fo:language="en" fo:country="US" officeooo:rsid="013c5397" style:font-size-asian="14pt"/>
    </style:style>
    <style:style style:name="T37" style:family="text">
      <style:text-properties style:font-name="Calibri" fo:font-size="14pt" fo:language="en" fo:country="US" officeooo:rsid="01481d88" style:font-size-asian="14pt"/>
    </style:style>
    <style:style style:name="T38" style:family="text">
      <style:text-properties style:font-name="Calibri" fo:font-size="14pt" fo:language="en" fo:country="US" officeooo:rsid="014af9c5" style:font-size-asian="14pt"/>
    </style:style>
    <style:style style:name="T39" style:family="text">
      <style:text-properties style:font-name="Calibri" fo:font-size="14pt" fo:language="en" fo:country="US" officeooo:rsid="013df4e0" style:font-size-asian="14pt"/>
    </style:style>
    <style:style style:name="T40" style:family="text">
      <style:text-properties style:font-name="Calibri" fo:font-size="14pt" fo:language="en" fo:country="US" officeooo:rsid="00b1633f" style:font-size-asian="14pt"/>
    </style:style>
    <style:style style:name="T41" style:family="text">
      <style:text-properties style:font-name="Calibri" fo:font-size="14pt" fo:language="en" fo:country="US" officeooo:rsid="0158c8ec" style:font-size-asian="14pt"/>
    </style:style>
    <style:style style:name="T42" style:family="text">
      <style:text-properties style:font-name="Calibri" fo:font-size="14pt" fo:language="en" fo:country="US" officeooo:rsid="01600568" style:font-size-asian="14pt"/>
    </style:style>
    <style:style style:name="T43" style:family="text">
      <style:text-properties style:font-name="Calibri" fo:font-size="14pt" fo:language="en" fo:country="US" officeooo:rsid="0169ca2f" style:font-size-asian="14pt"/>
    </style:style>
    <style:style style:name="T44" style:family="text">
      <style:text-properties style:font-name="Calibri" fo:font-size="14pt" fo:language="en" fo:country="US" officeooo:rsid="01a2f2cf" style:font-size-asian="14pt"/>
    </style:style>
    <style:style style:name="T45" style:family="text">
      <style:text-properties style:font-name="Calibri" fo:font-size="14pt" fo:language="en" fo:country="US" officeooo:rsid="01a53f3e" style:font-size-asian="14pt"/>
    </style:style>
    <style:style style:name="T46" style:family="text">
      <style:text-properties style:font-name="Calibri" fo:font-size="14pt" fo:language="en" fo:country="US" officeooo:rsid="01ac9709" style:font-size-asian="14pt"/>
    </style:style>
    <style:style style:name="T47" style:family="text">
      <style:text-properties style:font-name="Calibri" fo:font-size="14pt" fo:language="en" fo:country="US" officeooo:rsid="01ae6d34" style:font-size-asian="14pt"/>
    </style:style>
    <style:style style:name="T48" style:family="text">
      <style:text-properties style:font-name="Calibri" fo:font-size="14pt" fo:language="en" fo:country="US" officeooo:rsid="01b09741" style:font-size-asian="14pt"/>
    </style:style>
    <style:style style:name="T49" style:family="text">
      <style:text-properties style:font-name="Calibri" fo:font-size="14pt" fo:language="en" fo:country="US" officeooo:rsid="01bda20b" style:font-size-asian="14pt"/>
    </style:style>
    <style:style style:name="T50" style:family="text">
      <style:text-properties style:font-name="Calibri" fo:font-size="14pt" fo:language="en" fo:country="US" officeooo:rsid="01bf1256" style:font-size-asian="14pt"/>
    </style:style>
    <style:style style:name="T51" style:family="text">
      <style:text-properties style:font-name="Calibri" fo:font-size="14pt" fo:language="en" fo:country="US" officeooo:rsid="01c0860e" style:font-size-asian="14pt"/>
    </style:style>
    <style:style style:name="T52" style:family="text">
      <style:text-properties style:font-name="Calibri" fo:font-size="14pt" fo:language="en" fo:country="US" fo:font-weight="bold" style:font-size-asian="14pt" style:font-weight-asian="bold" style:font-weight-complex="bold"/>
    </style:style>
    <style:style style:name="T53" style:family="text">
      <style:text-properties style:font-name="Calibri" fo:font-size="14pt" fo:language="en" fo:country="US" fo:font-weight="bold" officeooo:rsid="0042a7d4" style:font-size-asian="14pt" style:font-weight-asian="bold" style:font-weight-complex="bold"/>
    </style:style>
    <style:style style:name="T54" style:family="text">
      <style:text-properties style:font-name="Calibri" fo:font-size="20pt" fo:language="en" fo:country="US" style:font-size-asian="20pt" style:font-size-complex="20pt"/>
    </style:style>
    <style:style style:name="T55" style:family="text">
      <style:text-properties style:font-name="Calibri" fo:font-size="26pt" fo:language="en" fo:country="US" style:font-size-asian="26pt" style:font-size-complex="26pt"/>
    </style:style>
    <style:style style:name="T56" style:family="text">
      <style:text-properties style:font-name="Calibri" fo:font-size="36pt" fo:language="en" fo:country="US" style:font-size-asian="36pt"/>
    </style:style>
    <style:style style:name="T57" style:family="text">
      <style:text-properties style:font-name="Calibri" fo:font-size="36pt" fo:language="en" fo:country="US" officeooo:rsid="0145e959" style:font-size-asian="36pt" style:font-size-complex="36pt"/>
    </style:style>
    <style:style style:name="T58" style:family="text">
      <style:text-properties style:font-name="Calibri" fo:font-size="60pt" fo:language="en" fo:country="US" style:font-size-asian="60pt" style:font-size-complex="60pt"/>
    </style:style>
    <style:style style:name="T59" style:family="text">
      <style:text-properties style:font-name="Calibri" fo:language="en" fo:country="US"/>
    </style:style>
    <style:style style:name="T60" style:family="text">
      <style:text-properties style:font-name="Calibri" fo:language="en" fo:country="US" officeooo:rsid="0145e959" style:font-size-complex="44pt"/>
    </style:style>
    <style:style style:name="T61" style:family="text">
      <style:text-properties style:font-name="Calibri" fo:language="en" fo:country="US" officeooo:rsid="017a604e" style:font-size-complex="44pt"/>
    </style:style>
    <style:style style:name="T62" style:family="text">
      <style:text-properties style:font-name="Calibri" fo:language="en" fo:country="US" officeooo:rsid="0154c3a3"/>
    </style:style>
    <style:style style:name="T63" style:family="text">
      <style:text-properties fo:color="#4d5156" loext:opacity="100%" fo:language="en" fo:country="US"/>
    </style:style>
    <style:style style:name="T64" style:family="text">
      <style:text-properties fo:color="#4d5156" loext:opacity="100%" fo:language="en" fo:country="US" officeooo:rsid="00e4dd13"/>
    </style:style>
    <style:style style:name="T65" style:family="text">
      <style:text-properties officeooo:rsid="00251b47"/>
    </style:style>
    <style:style style:name="T66" style:family="text">
      <style:text-properties officeooo:rsid="002b0696"/>
    </style:style>
    <style:style style:name="T67" style:family="text">
      <style:text-properties officeooo:rsid="002bb3ac"/>
    </style:style>
    <style:style style:name="T68" style:family="text">
      <style:text-properties officeooo:rsid="002d0bba"/>
    </style:style>
    <style:style style:name="T69" style:family="text">
      <style:text-properties officeooo:rsid="002d8064"/>
    </style:style>
    <style:style style:name="T70" style:family="text">
      <style:text-properties officeooo:rsid="002e1bed"/>
    </style:style>
    <style:style style:name="T71" style:family="text">
      <style:text-properties officeooo:rsid="003859dd"/>
    </style:style>
    <style:style style:name="T72" style:family="text">
      <style:text-properties officeooo:rsid="00416793"/>
    </style:style>
    <style:style style:name="T73" style:family="text">
      <style:text-properties officeooo:rsid="0043a2df"/>
    </style:style>
    <style:style style:name="T74" style:family="text">
      <style:text-properties officeooo:rsid="0043b804"/>
    </style:style>
    <style:style style:name="T75" style:family="text">
      <style:text-properties officeooo:rsid="00441c4f"/>
    </style:style>
    <style:style style:name="T76" style:family="text">
      <style:text-properties officeooo:rsid="00441f8a"/>
    </style:style>
    <style:style style:name="T77" style:family="text">
      <style:text-properties officeooo:rsid="0047140e"/>
    </style:style>
    <style:style style:name="T78" style:family="text">
      <style:text-properties fo:font-variant="normal" fo:text-transform="none" fo:color="#202122" loext:opacity="100%" style:font-name="Calibri1" fo:letter-spacing="normal" fo:font-style="normal" fo:font-weight="normal" style:font-size-complex="14pt"/>
    </style:style>
    <style:style style:name="T79" style:family="text">
      <style:text-properties fo:font-variant="normal" fo:text-transform="none" fo:color="#202122" loext:opacity="100%" style:font-name="Calibri1" fo:letter-spacing="normal" fo:font-style="normal" fo:font-weight="normal" officeooo:rsid="0080e229" style:font-size-complex="14pt"/>
    </style:style>
    <style:style style:name="T80" style:family="text">
      <style:text-properties fo:font-variant="normal" fo:text-transform="none" fo:color="#202122" loext:opacity="100%" style:font-name="Calibri1" fo:letter-spacing="normal" fo:font-style="normal" fo:font-weight="bold" style:font-size-complex="14pt"/>
    </style:style>
    <style:style style:name="T81" style:family="text">
      <style:text-properties officeooo:rsid="00593ad9"/>
    </style:style>
    <style:style style:name="T82" style:family="text">
      <style:text-properties officeooo:rsid="0062408c"/>
    </style:style>
    <style:style style:name="T83" style:family="text">
      <style:text-properties officeooo:rsid="0065c777"/>
    </style:style>
    <style:style style:name="T84" style:family="text">
      <style:text-properties officeooo:rsid="006889cf"/>
    </style:style>
    <style:style style:name="T85" style:family="text">
      <style:text-properties officeooo:rsid="007068ee"/>
    </style:style>
    <style:style style:name="T86" style:family="text">
      <style:text-properties officeooo:rsid="00714c2c"/>
    </style:style>
    <style:style style:name="T87" style:family="text">
      <style:text-properties officeooo:rsid="00717267"/>
    </style:style>
    <style:style style:name="T88" style:family="text">
      <style:text-properties officeooo:rsid="0075c6e7"/>
    </style:style>
    <style:style style:name="T89" style:family="text">
      <style:text-properties officeooo:rsid="00777c92"/>
    </style:style>
    <style:style style:name="T90" style:family="text">
      <style:text-properties officeooo:rsid="007fc1e8"/>
    </style:style>
    <style:style style:name="T91" style:family="text">
      <style:text-properties officeooo:rsid="0080e229"/>
    </style:style>
    <style:style style:name="T92" style:family="text">
      <style:text-properties officeooo:rsid="009747a2"/>
    </style:style>
    <style:style style:name="T93" style:family="text">
      <style:text-properties officeooo:rsid="00990b41"/>
    </style:style>
    <style:style style:name="T94" style:family="text">
      <style:text-properties officeooo:rsid="009ab774"/>
    </style:style>
    <style:style style:name="T95" style:family="text">
      <style:text-properties officeooo:rsid="009b1547"/>
    </style:style>
    <style:style style:name="T96" style:family="text">
      <style:text-properties officeooo:rsid="009b5959"/>
    </style:style>
    <style:style style:name="T97" style:family="text">
      <style:text-properties officeooo:rsid="009d1c75"/>
    </style:style>
    <style:style style:name="T98" style:family="text">
      <style:text-properties officeooo:rsid="009e9330"/>
    </style:style>
    <style:style style:name="T99" style:family="text">
      <style:text-properties officeooo:rsid="00a515be"/>
    </style:style>
    <style:style style:name="T100" style:family="text">
      <style:text-properties officeooo:rsid="00a5f2c6"/>
    </style:style>
    <style:style style:name="T101" style:family="text">
      <style:text-properties officeooo:rsid="00a6f21a"/>
    </style:style>
    <style:style style:name="T102" style:family="text">
      <style:text-properties officeooo:rsid="00a9787e"/>
    </style:style>
    <style:style style:name="T103" style:family="text">
      <style:text-properties officeooo:rsid="00b18657"/>
    </style:style>
    <style:style style:name="T104" style:family="text">
      <style:text-properties officeooo:rsid="00b6c5d3"/>
    </style:style>
    <style:style style:name="T105" style:family="text">
      <style:text-properties officeooo:rsid="00b8b882"/>
    </style:style>
    <style:style style:name="T106" style:family="text">
      <style:text-properties officeooo:rsid="00b8b95a"/>
    </style:style>
    <style:style style:name="T107" style:family="text">
      <style:text-properties officeooo:rsid="00b971cc"/>
    </style:style>
    <style:style style:name="T108" style:family="text">
      <style:text-properties officeooo:rsid="00beb348"/>
    </style:style>
    <style:style style:name="T109" style:family="text">
      <style:text-properties officeooo:rsid="00c02aa7"/>
    </style:style>
    <style:style style:name="T110" style:family="text">
      <style:text-properties officeooo:rsid="00c30429"/>
    </style:style>
    <style:style style:name="T111" style:family="text">
      <style:text-properties officeooo:rsid="00c419b2"/>
    </style:style>
    <style:style style:name="T112" style:family="text">
      <style:text-properties officeooo:rsid="00c48183"/>
    </style:style>
    <style:style style:name="T113" style:family="text">
      <style:text-properties style:font-size-complex="14pt"/>
    </style:style>
    <style:style style:name="T114" style:family="text">
      <style:text-properties officeooo:rsid="00a5f2c6" style:font-size-complex="14pt"/>
    </style:style>
    <style:style style:name="T115" style:family="text">
      <style:text-properties officeooo:rsid="01650a2d" style:font-size-complex="14pt"/>
    </style:style>
    <style:style style:name="T116" style:family="text">
      <style:text-properties officeooo:rsid="00e4dd13" style:font-size-complex="14pt"/>
    </style:style>
    <style:style style:name="T117" style:family="text">
      <style:text-properties officeooo:rsid="00c652cf"/>
    </style:style>
    <style:style style:name="T118" style:family="text">
      <style:text-properties officeooo:rsid="00cda1c3"/>
    </style:style>
    <style:style style:name="T119" style:family="text">
      <style:text-properties officeooo:rsid="00cee105"/>
    </style:style>
    <style:style style:name="T120" style:family="text">
      <style:text-properties officeooo:rsid="00d047a8"/>
    </style:style>
    <style:style style:name="T121" style:family="text">
      <style:text-properties officeooo:rsid="00d1a40f"/>
    </style:style>
    <style:style style:name="T122" style:family="text">
      <style:text-properties officeooo:rsid="00d6e415"/>
    </style:style>
    <style:style style:name="T123" style:family="text">
      <style:text-properties officeooo:rsid="00516f5f"/>
    </style:style>
    <style:style style:name="T124" style:family="text">
      <style:text-properties officeooo:rsid="00d7ee5d"/>
    </style:style>
    <style:style style:name="T125" style:family="text">
      <style:text-properties officeooo:rsid="00da52c2"/>
    </style:style>
    <style:style style:name="T126" style:family="text">
      <style:text-properties officeooo:rsid="00dac2bb"/>
    </style:style>
    <style:style style:name="T127" style:family="text">
      <style:text-properties officeooo:rsid="00e38e0b"/>
    </style:style>
    <style:style style:name="T128" style:family="text">
      <style:text-properties officeooo:rsid="00e4c652"/>
    </style:style>
    <style:style style:name="T129" style:family="text">
      <style:text-properties fo:language="en" fo:country="US" officeooo:rsid="00e4dd13"/>
    </style:style>
    <style:style style:name="T130" style:family="text">
      <style:text-properties officeooo:rsid="00f5167f"/>
    </style:style>
    <style:style style:name="T131" style:family="text">
      <style:text-properties officeooo:rsid="00f62a00"/>
    </style:style>
    <style:style style:name="T132" style:family="text">
      <style:text-properties style:text-position="super 58%"/>
    </style:style>
    <style:style style:name="T133" style:family="text">
      <style:text-properties officeooo:rsid="0106d4bd"/>
    </style:style>
    <style:style style:name="T134" style:family="text">
      <style:text-properties officeooo:rsid="0106f305"/>
    </style:style>
    <style:style style:name="T135" style:family="text">
      <style:text-properties officeooo:rsid="01079d24"/>
    </style:style>
    <style:style style:name="T136" style:family="text">
      <style:text-properties officeooo:rsid="010b1e51"/>
    </style:style>
    <style:style style:name="T137" style:family="text">
      <style:text-properties officeooo:rsid="011846e1"/>
    </style:style>
    <style:style style:name="T138" style:family="text">
      <style:text-properties officeooo:rsid="01199e56"/>
    </style:style>
    <style:style style:name="T139" style:family="text">
      <style:text-properties officeooo:rsid="011b2499"/>
    </style:style>
    <style:style style:name="T140" style:family="text">
      <style:text-properties officeooo:rsid="011b4e50"/>
    </style:style>
    <style:style style:name="T141" style:family="text">
      <style:text-properties officeooo:rsid="011ba89d"/>
    </style:style>
    <style:style style:name="T142" style:family="text">
      <style:text-properties officeooo:rsid="012e1da1"/>
    </style:style>
    <style:style style:name="T143" style:family="text">
      <style:text-properties officeooo:rsid="012f90e2"/>
    </style:style>
    <style:style style:name="T144" style:family="text">
      <style:text-properties officeooo:rsid="013187f2"/>
    </style:style>
    <style:style style:name="T145" style:family="text">
      <style:text-properties officeooo:rsid="01323aee"/>
    </style:style>
    <style:style style:name="T146" style:family="text">
      <style:text-properties officeooo:rsid="013292c9"/>
    </style:style>
    <style:style style:name="T147" style:family="text">
      <style:text-properties officeooo:rsid="0058623c"/>
    </style:style>
    <style:style style:name="T148" style:family="text">
      <style:text-properties officeooo:rsid="01334579"/>
    </style:style>
    <style:style style:name="T149" style:family="text">
      <style:text-properties officeooo:rsid="01350202"/>
    </style:style>
    <style:style style:name="T150" style:family="text">
      <style:text-properties officeooo:rsid="0136c240"/>
    </style:style>
    <style:style style:name="T151" style:family="text">
      <style:text-properties officeooo:rsid="01394dd3"/>
    </style:style>
    <style:style style:name="T152" style:family="text">
      <style:text-properties officeooo:rsid="013df4e0"/>
    </style:style>
    <style:style style:name="T153" style:family="text">
      <style:text-properties officeooo:rsid="014255d8"/>
    </style:style>
    <style:style style:name="T154" style:family="text">
      <style:text-properties officeooo:rsid="0146c5db"/>
    </style:style>
    <style:style style:name="T155" style:family="text">
      <style:text-properties officeooo:rsid="01481d88"/>
    </style:style>
    <style:style style:name="T156" style:family="text">
      <style:text-properties fo:font-weight="bold" style:font-weight-asian="bold" style:font-weight-complex="bold"/>
    </style:style>
    <style:style style:name="T157" style:family="text">
      <style:text-properties officeooo:rsid="014a5609"/>
    </style:style>
    <style:style style:name="T158" style:family="text">
      <style:text-properties officeooo:rsid="014af9c5"/>
    </style:style>
    <style:style style:name="T159" style:family="text">
      <style:text-properties officeooo:rsid="014c4ca6"/>
    </style:style>
    <style:style style:name="T160" style:family="text">
      <style:text-properties officeooo:rsid="014d2c08"/>
    </style:style>
    <style:style style:name="T161" style:family="text">
      <style:text-properties officeooo:rsid="005df33c"/>
    </style:style>
    <style:style style:name="T162" style:family="text">
      <style:text-properties officeooo:rsid="0158c8ec"/>
    </style:style>
    <style:style style:name="T163" style:family="text">
      <style:text-properties officeooo:rsid="015ac2a8"/>
    </style:style>
    <style:style style:name="T164" style:family="text">
      <style:text-properties officeooo:rsid="015cc0c6"/>
    </style:style>
    <style:style style:name="T165" style:family="text">
      <style:text-properties officeooo:rsid="015ebc5e"/>
    </style:style>
    <style:style style:name="T166" style:family="text">
      <style:text-properties officeooo:rsid="01600568"/>
    </style:style>
    <style:style style:name="T167" style:family="text">
      <style:text-properties officeooo:rsid="01650a2d"/>
    </style:style>
    <style:style style:name="T168" style:family="text">
      <style:text-properties officeooo:rsid="0166ac00"/>
    </style:style>
    <style:style style:name="T169" style:family="text">
      <style:text-properties officeooo:rsid="016816b6"/>
    </style:style>
    <style:style style:name="T170" style:family="text">
      <style:text-properties officeooo:rsid="0169ca2f"/>
    </style:style>
    <style:style style:name="T171" style:family="text">
      <style:text-properties officeooo:rsid="016a2eaf"/>
    </style:style>
    <style:style style:name="T172" style:family="text">
      <style:text-properties officeooo:rsid="016c29ee"/>
    </style:style>
    <style:style style:name="T173" style:family="text">
      <style:text-properties officeooo:rsid="016fce19"/>
    </style:style>
    <style:style style:name="T174" style:family="text">
      <style:text-properties officeooo:rsid="01710b59"/>
    </style:style>
    <style:style style:name="T175" style:family="text">
      <style:text-properties officeooo:rsid="0172ab25"/>
    </style:style>
    <style:style style:name="T176" style:family="text">
      <style:text-properties officeooo:rsid="017477e0"/>
    </style:style>
    <style:style style:name="T177" style:family="text">
      <style:text-properties officeooo:rsid="0177149b"/>
    </style:style>
    <style:style style:name="T178" style:family="text">
      <style:text-properties officeooo:rsid="017c952a"/>
    </style:style>
    <style:style style:name="T179" style:family="text">
      <style:text-properties officeooo:rsid="0180da41"/>
    </style:style>
    <style:style style:name="T180" style:family="text">
      <style:text-properties officeooo:rsid="018111a7"/>
    </style:style>
    <style:style style:name="T181" style:family="text">
      <style:text-properties officeooo:rsid="01892552"/>
    </style:style>
    <style:style style:name="T182" style:family="text">
      <style:text-properties officeooo:rsid="0189d911"/>
    </style:style>
    <style:style style:name="T183" style:family="text">
      <style:text-properties officeooo:rsid="018c13e0"/>
    </style:style>
    <style:style style:name="T184" style:family="text">
      <style:text-properties officeooo:rsid="018e0f41"/>
    </style:style>
    <style:style style:name="T185" style:family="text">
      <style:text-properties officeooo:rsid="018eabc6"/>
    </style:style>
    <style:style style:name="T186" style:family="text">
      <style:text-properties officeooo:rsid="018fd5d7"/>
    </style:style>
    <style:style style:name="T187" style:family="text">
      <style:text-properties officeooo:rsid="0191bcf4"/>
    </style:style>
    <style:style style:name="T188" style:family="text">
      <style:text-properties officeooo:rsid="019232d7"/>
    </style:style>
    <style:style style:name="T189" style:family="text">
      <style:text-properties officeooo:rsid="0192c383"/>
    </style:style>
    <style:style style:name="T190" style:family="text">
      <style:text-properties officeooo:rsid="0193be9f"/>
    </style:style>
    <style:style style:name="T191" style:family="text">
      <style:text-properties officeooo:rsid="01953451"/>
    </style:style>
    <style:style style:name="T192" style:family="text">
      <style:text-properties officeooo:rsid="0195fbe4"/>
    </style:style>
    <style:style style:name="T193" style:family="text">
      <style:text-properties officeooo:rsid="01977a2c"/>
    </style:style>
    <style:style style:name="T194" style:family="text">
      <style:text-properties officeooo:rsid="0197c065"/>
    </style:style>
    <style:style style:name="T195" style:family="text">
      <style:text-properties officeooo:rsid="00cdcae8"/>
    </style:style>
    <style:style style:name="T196" style:family="text">
      <style:text-properties officeooo:rsid="019b3562"/>
    </style:style>
    <style:style style:name="T197" style:family="text">
      <style:text-properties officeooo:rsid="019e58fe"/>
    </style:style>
    <style:style style:name="T198" style:family="text">
      <style:text-properties officeooo:rsid="01a33efc"/>
    </style:style>
    <style:style style:name="T199" style:family="text">
      <style:text-properties officeooo:rsid="01a54be8"/>
    </style:style>
    <style:style style:name="T200" style:family="text">
      <style:text-properties officeooo:rsid="01a70c79"/>
    </style:style>
    <style:style style:name="T201" style:family="text">
      <style:text-properties officeooo:rsid="01a8a1e7"/>
    </style:style>
    <style:style style:name="T202" style:family="text">
      <style:text-properties officeooo:rsid="01a908cf"/>
    </style:style>
    <style:style style:name="T203" style:family="text">
      <style:text-properties officeooo:rsid="01aa5cbc"/>
    </style:style>
    <style:style style:name="T204" style:family="text">
      <style:text-properties officeooo:rsid="01aa9f3b"/>
    </style:style>
    <style:style style:name="T205" style:family="text">
      <style:text-properties officeooo:rsid="01ac9709"/>
    </style:style>
    <style:style style:name="T206" style:family="text">
      <style:text-properties officeooo:rsid="01ae6d34"/>
    </style:style>
    <style:style style:name="T207" style:family="text">
      <style:text-properties officeooo:rsid="01ae749c"/>
    </style:style>
    <style:style style:name="T208" style:family="text">
      <style:text-properties officeooo:rsid="01b09741"/>
    </style:style>
    <style:style style:name="T209" style:family="text">
      <style:text-properties officeooo:rsid="01b5c509"/>
    </style:style>
    <style:style style:name="T210" style:family="text">
      <style:text-properties officeooo:rsid="01b6aaec"/>
    </style:style>
    <style:style style:name="T211" style:family="text">
      <style:text-properties officeooo:rsid="01b75f94"/>
    </style:style>
    <style:style style:name="T212" style:family="text">
      <style:text-properties officeooo:rsid="01b86018"/>
    </style:style>
    <style:style style:name="T213" style:family="text">
      <style:text-properties officeooo:rsid="01baa3c5"/>
    </style:style>
    <style:style style:name="T214" style:family="text">
      <style:text-properties officeooo:rsid="01bac4cb"/>
    </style:style>
    <style:style style:name="T215" style:family="text">
      <style:text-properties officeooo:rsid="01bcb337"/>
    </style:style>
    <style:style style:name="T216" style:family="text">
      <style:text-properties officeooo:rsid="01bd40a5"/>
    </style:style>
    <style:style style:name="T217" style:family="text">
      <style:text-properties officeooo:rsid="01bf1256"/>
    </style:style>
    <style:style style:name="T218" style:family="text">
      <style:text-properties officeooo:rsid="01bf3f8a"/>
    </style:style>
    <style:style style:name="T219" style:family="text">
      <style:text-properties officeooo:rsid="004c39ba"/>
    </style:style>
    <style:style style:name="T220" style:family="text">
      <style:text-properties officeooo:rsid="00de3941"/>
    </style:style>
    <style:style style:name="T221" style:family="text">
      <style:text-properties officeooo:rsid="01c0860e"/>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5">Words </text:span><text:span text:style-name="T49">84</text:span><text:span text:style-name="T51">88</text:span><text:span text:style-name="T44"> : </text:span><text:span text:style-name="T45">Folio One Version One</text:span></text:p>
      <text:p text:style-name="P8"><text:span text:style-name="T5"><text:s text:c="30"/></text:span><text:span text:style-name="T54"><text:s text:c="5"/></text:span><text:span text:style-name="T55">THE</text:span></text:p>
      <text:p text:style-name="P2"><text:span text:style-name="T56"><text:tab/><text:tab/><text:tab/></text:span><text:span text:style-name="T58">GELLUN</text:span></text:p>
      <text:p text:style-name="P173"><text:span text:style-name="T60"><text:tab/></text:span><text:span text:style-name="T61">The</text:span><text:span text:style-name="T57"> Alternate Physics</text:span></text:p>
      <text:p text:style-name="P174"><text:span text:style-name="T62"><text:tab/>of an Imaginary Universe</text:span><text:span text:style-name="T59"><text:tab/></text:span></text:p>
      <text:p text:style-name="P9">MY GUT feelings and personal thoughts on a TOE</text:p>
      <text:p text:style-name="P20"><text:span text:style-name="T137">GUT: </text:span>Grand Unified Theory . <text:span text:style-name="T137">TOE: </text:span>Theory of Everything - <text:s/>Universe concepts <text:s/></text:p>
      <text:p text:style-name="P20"/>
      <text:p text:style-name="P98"><text:span text:style-name="T146">DRAFT</text:span>: <text:span text:style-name="T146">22.</text:span><text:span text:style-name="T204">v</text:span>001 <text:span text:style-name="T146">(This is an incomplete unedited </text:span><text:span text:style-name="T199">badly spelt </text:span><text:span text:style-name="T146">WIP document </text:span><text:span text:style-name="T154">which will be </text:span><text:span text:style-name="T146">released for friendly review and input)</text:span></text:p>
      <text:p text:style-name="P9">Paul J. Gitschner</text:p>
      <text:p text:style-name="P19"><text:span text:style-name="T81">email </text:span><text:a xlink:type="simple" xlink:href="mailto:paulgitschner@gmail.com" text:style-name="Internet_20_link" text:visited-style-name="Visited_20_Internet_20_Link"><text:span text:style-name="T147">paulgitschner@gmail.com</text:span></text:a><text:span text:style-name="T147"> <text:s text:c="2"/></text:span></text:p>
      <text:p text:style-name="P19">Kitchener, Ontario <text:s/>CANAD<text:span text:style-name="T205">A</text:span></text:p>
      <text:p text:style-name="P190">--- Official Bucket <text:span text:style-name="T221">L</text:span>ist item ----</text:p>
      <text:p text:style-name="P89"/>
      <text:p text:style-name="P10"/>
      <text:p text:style-name="P85">SECTION A:</text:p>
      <text:p text:style-name="P9">Forward:</text:p>
      <text:p text:style-name="P9">Does a Goldfish know it's swimming in water? Would it care?</text:p>
      <text:p text:style-name="P2"><text:span text:style-name="T5">Would it feel <text:s/>the difference in <text:s/>water pressure if you dropped a stone into its bowl. Would it </text:span><text:span text:style-name="T8">feel</text:span><text:span text:style-name="T5"> the </text:span><text:span text:style-name="T21">movement of another fish or the </text:span><text:span text:style-name="T5">vibrations</text:span></text:p>
      <text:p text:style-name="P9">of <text:s/><text:span text:style-name="T130">a </text:span>noise <text:span text:style-name="T142">beyond its universe</text:span>? <text:span text:style-name="T199">Does it know about radio?</text:span></text:p>
      <text:p text:style-name="P9"/>
      <text:p text:style-name="P48">Second Forward:</text:p>
      <text:p text:style-name="P48">In the summer of 2022 <text:s/>the James Webb Space Telescope (JWST)</text:p>
      <text:p text:style-name="P48">reached its <text:span text:style-name="T142">targeted </text:span>Lagrange point <text:s/>and began operations. One of the first </text:p>
      <text:p text:style-name="P48">photos released to the public <text:s/><text:span text:style-name="T77">showed </text:span><text:span text:style-name="T104">us </text:span><text:span text:style-name="T77">deep space thru its new eyes.</text:span></text:p>
      <text:p text:style-name="P49"><text:span text:style-name="T104">That photo, </text:span><text:span text:style-name="T155">the one </text:span><text:s/><text:span text:style-name="T155">announce on television by the President of the United states, </text:span>showed a mix of <text:span text:style-name="T142">single </text:span>stars and galaxies spinning at all angles and more or less spread out. <text:span text:style-name="T104">No single </text:span><text:span text:style-name="T199">master </text:span><text:span text:style-name="T104">element to rule them all. </text:span><text:span text:style-name="T142">To me it suggested an Order within a Chaos of Orders . </text:span><text:span text:style-name="T199">An ultimate democracy. </text:span>That photo inspired the writing of this paper. <text:span text:style-name="T210">I’ll refer to it as THE Big Picture.</text:span></text:p>
      <text:p text:style-name="P50"><text:s/>I think I get it ALL now.</text:p>
      <text:p text:style-name="P50"/>
      <text:p text:style-name="P116">(I’m sure the photo is copyright so it is not included in this presentation. Google for it)</text:p>
      <text:p text:style-name="P9"/>
      <text:p text:style-name="P10"/>
      <text:p text:style-name="P9">DISCLAIMER</text:p>
      <text:p text:style-name="P17">This is a<text:span text:style-name="T142">n incomplete </text:span><text:s/>work of fiction and not meant to be a formal scientific or academic paper. I'm neither a scientist nor an academic. I <text:span text:style-name="T131">am a feral intellectual . I </text:span><text:s/>have written fiction before. Even science fiction. <text:span text:style-name="T199">And film. I’m a dollar baby director. But </text:span><text:span text:style-name="T155">I’m usually ignored and thus feel safe and empowered to try this project.</text:span></text:p>
      <text:p text:style-name="P17"><text:span text:style-name="T131"><text:s/></text:span><text:span text:style-name="T142">Th</text:span><text:span text:style-name="T155">e writer</text:span><text:span text:style-name="T142"> experience o</text:span><text:span text:style-name="T131">bviously </text:span><text:span text:style-name="T137">didn’t result in </text:span><text:span text:style-name="T131">a career nor business. <text:s/>Oh well. <text:s/></text:span></text:p>
      <text:p text:style-name="P162">I’m old but still well and alive today <text:s/>and deeply feel <text:s/>I should earn my oxygen <text:span text:style-name="T217">every day </text:span>in respect of those past who could better have used the time. Like JFK, Stephen Jobs. Philip K. Dick, Edgar Allen Poe and many other short timers.</text:p>
      <text:p text:style-name="P16"><text:span text:style-name="T131">I </text:span><text:span text:style-name="T199">always enjoyed</text:span><text:span text:style-name="T131"> writing and creating things, </text:span><text:span text:style-name="T199">but </text:span><text:span text:style-name="T131">not all the presentation details. As such you </text:span><text:span text:style-name="T137">m</text:span><text:span text:style-name="T131">ay find this document a bit rough with spelling and grammar. <text:s text:c="2"/></text:span><text:span text:style-name="T104">This i</text:span>s a working document <text:s/>and may change as my thoughts <text:span text:style-name="T104">evolve and </text:span>develop. <text:span text:style-name="T142">It is meant to be a tool rather than a product.</text:span></text:p>
      <text:p text:style-name="P9"><text:span text:style-name="T199">So, </text:span><text:span text:style-name="T142">now </text:span><text:span text:style-name="T137">retired <text:s/>and b</text:span>eing a fool <text:s/><text:span text:style-name="T137">with</text:span> time on my hands I've decided to try to understand the <text:span text:style-name="T142">current </text:span>state of <text:span text:style-name="T137">our</text:span> knowledge of the <text:s/>universe <text:s/><text:span text:style-name="T199">at this p</text:span>oint in my life. <text:span text:style-name="T104">The WHOLE universe. </text:span><text:span text:style-name="T137">A</text:span><text:span text:style-name="T104">ll of it. I di</text:span><text:span text:style-name="T137">scovered while taking doing some</text:span><text:span text:style-name="T104"> MOOCS </text:span><text:span text:style-name="T137">that</text:span><text:span text:style-name="T104"> </text:span>I’<text:span text:style-name="T142">d </text:span><text:s/>found a lot of progress <text:span text:style-name="T199">made </text:span>, <text:s/>a lot of things I couldn't understand or <text:span text:style-name="T199">just </text:span><text:s/>agree with and a <text:s/>lot of areas that were admitted even by the experts to still <text:s/>not be understood.</text:p>
      <text:p text:style-name="P9">I've read somewhere that all theories are wrong but some are useful. </text:p>
      <text:p text:style-name="P163">I offer a new methodology.</text:p>
      <text:p text:style-name="P9">A writing instructor <text:span text:style-name="T66">I’d</text:span> <text:s/><text:span text:style-name="T66">once </text:span>had ( with Hollywood credits <text:span text:style-name="T200">(in end notes)</text:span>) once taught that if I was having problems <text:span text:style-name="T142">with </text:span>knowing how to end a <text:s/>work of fiction to <text:soft-page-break/>fully wri<text:span text:style-name="T66">te</text:span> the ending, making it a known commodity and then think <text:span text:style-name="T142">backwards </text:span>of <text:span text:style-name="T104">what</text:span> plot points <text:span text:style-name="T200">circumstances </text:span><text:s/><text:span text:style-name="T200">and <text:s/>events </text:span><text:span text:style-name="T66">must have led</text:span> me <text:s/>there.</text:p>
      <text:p text:style-name="P9">So I decided to create my own fictional universe. <text:s/>One where I think more things <text:span text:style-name="T104">unexplained </text:span><text:span text:style-name="T66">c</text:span>ould be explained. Starting with a few <text:span text:style-name="T104">basic </text:span>framing concepts that I understand <text:span text:style-name="T66">are solid </text:span>and <text:span text:style-name="T142">I think </text:span>we <text:span text:style-name="T142">could </text:span><text:s/>all agree on <text:span text:style-name="T66">I’ll try</text:span> to make Order out of the state of the art <text:span text:style-name="T66">now </text:span><text:s/>know, <text:span text:style-name="T104">aka the</text:span><text:span text:style-name="T66"> </text:span>Chaos. A real Walt Disney like experience. <text:s/></text:p>
      <text:p text:style-name="P91">Then I’ll test it.</text:p>
      <text:p text:style-name="P9">I’ll evaluate a number of the <text:span text:style-name="T137">open </text:span>current <text:span text:style-name="T104">specific </text:span>issues that would support it. And check out the proofs of the accepted concepts that counter it. </text:p>
      <text:p text:style-name="P9"><text:span text:style-name="T137">I think the state of science now to be l</text:span>ike someone being invited to a country wedding in wedding season and ending up in the wrong village despite following <text:span text:style-name="T66">all </text:span>the directions <text:span text:style-name="T66">listing</text:span> turns and crossings at rivers , train tracks, bridges, old oak trees and what not, still finding a wedding and only at the end of the ceremony discovering it’s the wrong couple. </text:p>
      <text:p text:style-name="P9"><text:s/>In such a fashion I think a lot of today’s physics and astronomy are half true and almost right, and <text:span text:style-name="T66">at the end</text:span> confuse when conflict<text:span text:style-name="T66">s arise </text:span><text:s/>with <text:span text:style-name="T66">logic or</text:span> observation. <text:s/><text:span text:style-name="T143">Don’t hate me, I’m offering help. Physics I think is the proverbial pilot who’s flown into a box canyon. </text:span><text:span text:style-name="T155">This</text:span><text:span text:style-name="T143"> could be the re</text:span><text:span text:style-name="T155">play</text:span><text:span text:style-name="T143"> button.</text:span></text:p>
      <text:p text:style-name="P171"><text:span text:style-name="T5">I think wrong turns may have been taken early and so no currently accepted model, from the “Standard “ particle </text:span><text:span text:style-name="T10">model </text:span><text:span text:style-name="T5"><text:s/>to Newton’s laws to Einstein’s ideas will be accepted </text:span><text:span text:style-name="T10">blindly </text:span><text:span text:style-name="T5">here and untouched. I offer no math proofs. Just ideas. I think all the incomprehensible </text:span><text:span text:style-name="T31">(to me) </text:span><text:span text:style-name="T5">mathematics on all those blackboards or whiteboards is just made to </text:span><text:span text:style-name="T21">make</text:span><text:span text:style-name="T5"> the </text:span><text:span text:style-name="T28">results</text:span><text:span text:style-name="T5"> </text:span><text:span text:style-name="T21">work </text:span><text:span text:style-name="T10">and are </text:span><text:span text:style-name="T9">contrived when no other explanations worked</text:span><text:span text:style-name="T5">. </text:span><text:span text:style-name="T21">Maths are made to fit the myths. Nobels passed out.</text:span></text:p>
      <text:p text:style-name="P2"><text:span text:style-name="T8">My</text:span><text:span text:style-name="T5"> model </text:span><text:span text:style-name="T31">is intended to </text:span><text:span text:style-name="T5"><text:s text:c="2"/>adjusted as I have success or failures. </text:span><text:span text:style-name="T31">Maybe even discarded. <text:s/>I will have fun and learn a lot in the process which makes it all worth </text:span><text:soft-page-break/><text:span text:style-name="T31">while. </text:span><text:span text:style-name="T5">This is a thought experiment only. No Tokomacks </text:span><text:span text:style-name="T17">or</text:span><text:span text:style-name="T5"> linear accelerators </text:span><text:span text:style-name="T17">were used</text:span><text:span text:style-name="T5">. </text:span><text:span text:style-name="T11">I’m sure these would be against my condo’s bylaws. </text:span><text:span text:style-name="T22">There will be off topic and comedic asides thrown in just to make this as entertaining as possible.</text:span></text:p>
      <text:p text:style-name="P9"/>
      <text:p text:style-name="P10"/>
      <text:p text:style-name="P74">What are the stakes?</text:p>
      <text:p text:style-name="P74">Why am I spending the time and mental energy to do this?</text:p>
      <text:p text:style-name="P74">As a species we’ve come a long way in <text:s/>our technology <text:span text:style-name="T138">i</text:span>n just about <text:s/>two <text:s/>hundred years. In 1800 or so it was travel by wooden ship and canoe, war with muskets and canon ball, no electricity, gasoline, <text:span text:style-name="T162">toilet paper, </text:span>telephone <text:span text:style-name="T138">fixed or mobile </text:span><text:span text:style-name="T103">or </text:span><text:span text:style-name="T138">any </text:span><text:span text:style-name="T103">video game</text:span><text:span text:style-name="T105">s</text:span>. <text:span text:style-name="T143">I’m almost <text:s/>seventy and have had to ret</text:span><text:span text:style-name="T162">r</text:span><text:span text:style-name="T143">ain my self at least every ten years or fall behind on how to provide myself with basic services. <text:s/>I miss Blockbuster.</text:span></text:p>
      <text:p text:style-name="P77">Much of what’s come is due to new energy paradigms and <text:s/>an understanding of materials and forces that were <text:span text:style-name="T105">always </text:span>there <text:s/>since the beginning <text:s/>of time.</text:p>
      <text:p text:style-name="P96">If I’d only looked ahead instead! I’ll do that now.</text:p>
      <text:p text:style-name="P75">I don’t <text:s/>think we have <text:s/>discovered everything <text:span text:style-name="T103">yet</text:span>? <text:s/>We might even be wrong about some basics. More tinkering might lead to :</text:p>
      <text:p text:style-name="P76">New propulsion systems. </text:p>
      <text:p text:style-name="P76">New methods of transportation .</text:p>
      <text:p text:style-name="P74">Even better heath and life prospects.</text:p>
      <text:p text:style-name="P99">New Entertainment and Recreational options.</text:p>
      <text:p text:style-name="P99">Fashion and media thingies.</text:p>
      <text:p text:style-name="P114">Computing without all that thermal heat generated. </text:p>
      <text:p text:style-name="P74">Defense options <text:s/>to fend off any attackers. -- <text:span text:style-name="T105">unless they figure this stuff out first.</text:span></text:p>
      <text:p text:style-name="P74"/>
      <text:p text:style-name="P74"><text:soft-page-break/></text:p>
      <text:p text:style-name="P163">Aw crap, <text:span text:style-name="T205">let’s </text:span>go for it. Imagine someone telling Benjamin Franklin who died in <text:span text:style-name="T201">1790 that over 100 people at a time could be transported in metal tubes at an altitude of <text:s/>40, 000 feet thru the air <text:s/>from Washington to London in about 8 hours.</text:span></text:p>
      <text:p text:style-name="P164">He’d say you were very imaginative. <text:span text:style-name="T205">A mere two centuries <text:s/>and we have Boeing doing it hundred of times everyday.</text:span></text:p>
      <text:p text:style-name="P164">So I suggest that LEVITATION , ye<text:span text:style-name="T205">s</text:span> the hoverboard, <text:span text:style-name="T205">its </text:span><text:s text:c="2"/>secrets lie in the Gellun. Even ALCHEMY <text:s/>might be possible, converting Gold to Etherium! <text:span text:style-name="T217">Let alone harnessing the perpetual motion opportunities I will contend exist.</text:span></text:p>
      <text:p text:style-name="P5"><text:span text:style-name="T40">And More: <text:s/></text:span><text:span text:style-name="T33">Ignore my Gel</text:span><text:span text:style-name="T34">l</text:span><text:span text:style-name="T33">Un if you wish but I’m going to look for <text:s/>things to build with </text:span><text:span text:style-name="T37">these </text:span><text:span text:style-name="T33"><text:s/>premis</text:span><text:span text:style-name="T37">es</text:span><text:span text:style-name="T33"> </text:span><text:span text:style-name="T34">and whatever would evolve from </text:span><text:span text:style-name="T37">them</text:span><text:span text:style-name="T34">.</text:span><text:span text:style-name="T33"> </text:span></text:p>
      <text:p text:style-name="P175"><text:span text:style-name="T5">This document will be open. </text:span><text:span text:style-name="T41">I might add a formal license to the GitHub posting , which is where I’ll “publish “ it, just because</text:span><text:span text:style-name="T5"> some source credit would be appreciated for anything found truly original. <text:s/>Fork it . Bootleg it . Adapt it. Come up with <text:s/>bits and pieces that support my arguments or dispute them. The goal of all this, beyond my the personal <text:s/>pure pleasure of <text:s/>my rant, is to inspire the next rant. <text:s/>Just try to add value. </text:span><text:span text:style-name="T46">I will release this in lumps called folios(respect to William Shakespeare). More as I’m encouraged and progress.</text:span></text:p>
      <text:p text:style-name="P181"/>
      <text:p text:style-name="P6"><text:span text:style-name="T5">My Background - </text:span><text:span text:style-name="T10">Recent</text:span></text:p>
      <text:p text:style-name="P9">I'm retired <text:s/>and not just recently. (2010 ) I worked in accounting and computer systems where most things have a finite answer and <text:s/><text:span text:style-name="T143">true </text:span>balance <text:span text:style-name="T162">after you seek and find <text:s/>and correct any </text:span><text:s/>error. <text:s text:c="2"/>I initially never wanted to see either again. <text:span text:style-name="T105">I painted. </text:span>But I got bored after seven years of art classes <text:span text:style-name="T162">and a few piano lessons</text:span>. I didn’t even own a smart phone. I decided to catch up with computer science and tech progress with the great MOOC opportunities available now. <text:span text:style-name="T138">I live in a tech </text:span><text:soft-page-break/><text:span text:style-name="T138">town </text:span><text:span text:style-name="T144">(Waterloo, Ontario, Canada) </text:span><text:span text:style-name="T138">and hoped I might get an idea for a startup. </text:span></text:p>
      <text:p text:style-name="P9">A list of relevant MOOC credits <text:s/>will appear at the end<text:span text:style-name="T162">(eventually)</text:span>. I <text:s/>found that many times after some great quiz generating definitions and realms of <text:span text:style-name="T144">fuzzy </text:span>math there was an admission that there were large parts of the <text:span text:style-name="T144">main </text:span>topic that even the professors admitted they could not know with certainty. </text:p>
      <text:p text:style-name="P11">Example <text:span text:style-name="T66">1</text:span>: They're certain that the Universe is approximately 70 per cent Dark Energy, 25 percent Dark Matter and 5 percent other stuff. They only can explain <text:s/>most of the 5 percent.</text:p>
      <text:p text:style-name="P9">Example 2: They're certain there are only four main Forces, but have problems explaining <text:s/>Gravity. Heck, Gravity the one I’m most certain exists. <text:span text:style-name="T138">I use gravity every day. </text:span><text:span text:style-name="T162">Usually more than once.</text:span></text:p>
      <text:p text:style-name="P9">Rather than just be negative or give up <text:s/><text:span text:style-name="T163">and greatufl for my time still here which I shouldn’t waste.</text:span> I've decided to think deep and propose <text:span text:style-name="T144">here </text:span>my own <text:s/>Theory of Everything - Grand Unified Theory - Universe concept <text:s/>where maybe not all, <text:s/>but more things fit, in my opinion. Some of these ideas are recasts of historical ideas enhanced, combined <text:s/>or even <text:s/>relabeled . </text:p>
      <text:p text:style-name="P9">I'm going to create some specific <text:span text:style-name="T138">branding <text:s/>and </text:span>vocabulary for my interpretation <text:span text:style-name="T138">of what </text:span>I believe is a unique and cosmically workable <text:s/>approach. Then we can all try to kick the stuffing out of it. Maybe some of this will be useful.</text:p>
      <text:p text:style-name="P97">This could be the next “String Theory”. “<text:span text:style-name="T163">String Theory Tour”.</text:span></text:p>
      <text:p text:style-name="P97">I suggest you don’t simply discard my concepts <text:span text:style-name="T163">but a</text:span>pply for a research grant<text:span text:style-name="T163">s</text:span> to </text:p>
      <text:p text:style-name="P188"><text:span text:style-name="T144">get a firm basis to discard my concepts. </text:span></text:p>
      <text:p text:style-name="P9">It will be fun and keep me busy for a bit so no loss. <text:span text:style-name="T138">It will help me learn the concepts as I try to fit them all together. </text:span>I consider my self a modern day Don Quixote, <text:s/>out there fighting the<text:span text:style-name="T138">se</text:span> new windmills. <text:span text:style-name="T163">Much bigger now.</text:span></text:p>
      <text:p text:style-name="P95"><text:soft-page-break/>I’m a citizen physicist!</text:p>
      <text:p text:style-name="P115">I do know <text:s/>my foolish goal <text:s/>here is firstly not only to understand Einstein, but secondly to understand what he got wrong and thirdly to understand what the right answer is. No guts – no glory.</text:p>
      <text:p text:style-name="P140">Why I’m a Skeptic.</text:p>
      <text:p text:style-name="P140"><text:span text:style-name="T202">It man not be in my nature to</text:span> believe everything as it’s taught. I may think about <text:span text:style-name="T202">offerings and </text:span>see if it works for me due to an early experience. </text:p>
      <text:p text:style-name="P140"><text:span text:style-name="T65">Public school, s</text:span>econd grade about eight years old. Just as they’re teaching handwriting, the cursive script type. I am declared a devil and <text:span text:style-name="T65">s</text:span>ent to the principal’s office. I have <text:s/>to demonstrate to this old guy, <text:span text:style-name="T202">the Principal, <text:s/></text:span><text:s text:c="2"/>my sin of writing with my left hand. My parents are called <text:span text:style-name="T65">and </text:span>I’m given remedial <text:span text:style-name="T65">homework </text:span>lessons in writing th<text:span text:style-name="T65">e</text:span> proper way , the only acceptable way, <text:s/>with my right hand only. No other kid in that school <text:s/>as far as I remember went thru this. I was <text:span text:style-name="T202">so </text:span>isolated but held my ground, with my left hand. They gave up. </text:p>
      <text:p text:style-name="P140">This was in Canada <text:span text:style-name="T65">in the early 1960’s</text:span>. </text:p>
      <text:p text:style-name="P140"/>
      <text:p text:style-name="P165"/>
      <text:p text:style-name="P86">This paper:</text:p>
      <text:p text:style-name="P85">A. Intro.</text:p>
      <text:p text:style-name="P85">B. The Model. <text:s/><text:span text:style-name="T138">The Gellun Universe</text:span></text:p>
      <text:p text:style-name="P52"><text:tab/>SECTIONS: <text:span text:style-name="T205">(as planned)</text:span></text:p>
      <text:p text:style-name="P52"><text:span text:style-name="T88"><text:tab/>1</text:span>: <text:s/>The <text:span text:style-name="T145">MEL and the </text:span>Gell. <text:s/><text:span text:style-name="T205">Setting t</text:span><text:span text:style-name="T172">he Playing Field <text:s/></text:span><text:span text:style-name="T198">F</text:span><text:span text:style-name="T205">olio</text:span><text:span text:style-name="T198">1, </text:span><text:span text:style-name="T205">this.</text:span></text:p>
      <text:p text:style-name="P53"><text:tab/><text:span text:style-name="T163">2: The Energy Cycle </text:span><text:span text:style-name="T155">: NarFusion</text:span><text:span text:style-name="T163"> ,</text:span><text:span text:style-name="T88"> </text:span><text:span text:style-name="T90">Rotations and Revolutions <text:s/></text:span><text:span text:style-name="T198">F</text:span><text:span text:style-name="T205">olio</text:span><text:span text:style-name="T198">1,</text:span><text:span text:style-name="T205">this.</text:span></text:p>
      <text:p text:style-name="P52"><text:span text:style-name="T88"><text:tab/></text:span><text:span text:style-name="T163">3</text:span><text:span text:style-name="T88">: <text:s/></text:span>Counter Gravity – <text:span text:style-name="T171">wip <text:s text:c="3"/></text:span><text:span text:style-name="T198">F2</text:span></text:p>
      <text:p text:style-name="P52"><text:span text:style-name="T88"><text:tab/></text:span><text:span text:style-name="T163">4</text:span><text:span text:style-name="T88">: </text:span><text:span text:style-name="T145"><text:s/>Light : Neither Wave nor Particle</text:span><text:tab/>-<text:span text:style-name="T171">wip <text:s text:c="3"/></text:span><text:span text:style-name="T198">F3</text:span></text:p>
      <text:p text:style-name="P52"><text:tab/><text:span text:style-name="T171">5: Self Assembly and Life <text:s/>- wip <text:s text:c="3"/></text:span><text:span text:style-name="T198">F4</text:span></text:p>
      <text:p text:style-name="P192">C. Specific <text:span text:style-name="T138">CURRENT <text:s/></text:span><text:span text:style-name="T163">topics and </text:span>issues <text:span text:style-name="T125">discussed </text:span>in light of</text:p>
      <text:p text:style-name="P192"><text:s/>the <text:span text:style-name="T138">Gellun Universe </text:span>model.</text:p>
      <text:p text:style-name="P87"><text:span text:style-name="T125"><text:tab/>FOLIO One. <text:s/></text:span><text:span text:style-name="T136">This will start with the ”Macro” issues like those on a <text:tab/>cosmological scale and just a few smaller ones needed to support the ideas <text:tab/>I come up with. I’ll get some commentary and adjust or continue as <text:tab/>appropriate. <text:s/>If more comes, it will be, an adjust model if so required and <text:tab/>more Folios as follows-</text:span></text:p>
      <text:p text:style-name="P87"><text:tab/><text:span text:style-name="T136">FOLIO Two: Aiming <text:s/>for </text:span><text:span text:style-name="T205">Earthly </text:span><text:span text:style-name="T136"><text:s/>sized issues as seen thru the Gellun <text:tab/>model.</text:span></text:p>
      <text:p text:style-name="P87"><text:tab/><text:span text:style-name="T136">Folio Three: Atomic and nano scale issues as seen thru the Gellun model.</text:span></text:p>
      <text:p text:style-name="P87"><text:tab/><text:span text:style-name="T163">Folio Four: </text:span><text:span text:style-name="T171">Elements and </text:span><text:span text:style-name="T163">Life from energy</text:span></text:p>
      <text:p text:style-name="P87"><text:tab/><text:span text:style-name="T136">FOLIO N: As required <text:s/></text:span></text:p>
      <text:p text:style-name="P114">D. Credits, Glossary, Index <text:s/>and all that.</text:p>
      <text:p text:style-name="P114"><text:soft-page-break/></text:p>
      <text:p text:style-name="P87"><text:s/>SECTION B.</text:p>
      <text:p text:style-name="P52"><text:span text:style-name="T88">1: </text:span>THE GELL: <text:s/><text:span text:style-name="T166">The playing field.</text:span></text:p>
      <text:p text:style-name="P9">MY <text:s/>FUNDAMENTALS</text:p>
      <text:p text:style-name="P9">Aristotle, 350 BC, as I understand, <text:span text:style-name="T67">once </text:span>discussed the burning of wood. His framework of knowledge <text:span text:style-name="T106">then <text:s/></text:span>w<text:span text:style-name="T67">ere</text:span> the four elements of Water, Earth, Air and Fire. <text:s/>Since he saw the result <text:s/>of wood when burnt result in <text:span text:style-name="T106">a</text:span>shes and fire his view was that <text:span text:style-name="T106">w</text:span>ood was composed of Fire and Earth and the burning was a decomposition process into fire and Earth. <text:span text:style-name="T67">A good start. </text:span></text:p>
      <text:p text:style-name="P9">Similarity :</text:p>
      <text:p text:style-name="P9"><text:span text:style-name="T206">I need s</text:span>ome foundation points for my model:</text:p>
      <text:p text:style-name="P21">In the interest of simplicity I believe there <text:s/>are FOUR main core concepts. I'll call the <text:s/>four CARDINALS <text:s/>after either main compass points or the guys in the red hats. <text:span text:style-name="T106">Time, space, matter and energy.</text:span> </text:p>
      <text:p text:style-name="P99">Who could argue that they don’t deal with these four at least once a day?</text:p>
      <text:p text:style-name="P2"><text:span text:style-name="T5">These are </text:span><text:span text:style-name="T32">my</text:span><text:span text:style-name="T5"> primal s</text:span><text:span text:style-name="T29"> </text:span><text:span text:style-name="T5">, the reference point concepts, my building blocks of the overall, that I propose. </text:span><text:span text:style-name="T23">I’ll build my model on their foundation. </text:span><text:span text:style-name="T5">Then I'll use my model to discuss what exists, what </text:span><text:span text:style-name="T23">the </text:span><text:span text:style-name="T5">current teaching on items is and we'll see where the chips fly. Every time I get stuck I'll come back to these four, how I've defined each </text:span><text:span text:style-name="T23">and </text:span><text:span text:style-name="T5">if my model <text:s/>works. If not I'll adjust as required. </text:span></text:p>
      <text:p text:style-name="P23">My overall will be later be defined as THE GELLUN. (GellUn <text:span text:style-name="T145">or Gellun</text:span>), </text:p>
      <text:p text:style-name="P23"><text:span text:style-name="T67">(</text:span><text:span text:style-name="T206">The </text:span><text:span text:style-name="T67">Gell Universe)</text:span> and it is based on <text:s/><text:span text:style-name="T106">those </text:span>four CARDINALS, got it so far? I'll add a glossary at the end <text:span text:style-name="T145">at some point</text:span>.</text:p>
      <text:p text:style-name="P23"/>
      <text:p text:style-name="P57"><text:soft-page-break/>You may have to read this paper twice. <text:span text:style-name="T92">I may use a term before I explain it well.</text:span></text:p>
      <text:p text:style-name="P57"><text:span text:style-name="T92"><text:s/></text:span><text:span text:style-name="T163">Again. </text:span><text:span text:style-name="T92">This paper is a work in progress.</text:span></text:p>
      <text:p text:style-name="P9">To start:</text:p>
      <text:p text:style-name="P23">At this point we should agree that these four are solid in their existence or at least perception in some form. <text:span text:style-name="T156">Time, Space, Matter and Energy.</text:span></text:p>
      <text:p text:style-name="P9"><text:span text:style-name="T92">My</text:span> four <text:s/>Cardinals <text:s/>are:</text:p>
      <text:p text:style-name="P9"><text:tab/>gTIME</text:p>
      <text:p text:style-name="P9"><text:tab/>gSPACE</text:p>
      <text:p text:style-name="P9"><text:tab/>gMATTER</text:p>
      <text:p text:style-name="P9"><text:tab/>gENERGY</text:p>
      <text:p text:style-name="P9">You recognize these except for the prefix "g". That’s to indicate these concepts are specifically <text:s/><text:span text:style-name="T217">Gellun concepts </text:span>as I'll define them next, not the common Websters <text:s/>or science text definitions. <text:span text:style-name="T139">Nor Einstein’s spacetime.</text:span></text:p>
      <text:p text:style-name="P79">TLDR snapshot</text:p>
      <text:p text:style-name="P30">Note: <text:span text:style-name="T68">T</text:span>his <text:span text:style-name="T92">overall will be</text:span> very similar to the Static Universe Concept. It's an enhanced Aetherian interpretation. It rejects General and Specific Relativity and thus Spacetime. <text:span text:style-name="T203">I include a </text:span><text:span text:style-name="T206">simple </text:span><text:span text:style-name="T203">disproof. </text:span>It <text:span text:style-name="T206">also </text:span>rejects time travel and multiple universes <text:span text:style-name="T203">as no psychedelic drugs are involved.</text:span></text:p>
      <text:p text:style-name="P30"><text:s/>It rejects Big <text:span text:style-name="T92">B</text:span>ang and expanding let alone accelerating <text:span text:style-name="T92">expanding </text:span>universe. But it adds a <text:span text:style-name="T68">few things including a </text:span>fifth <text:span text:style-name="T92">form of matter and a fifth </text:span>dimension <text:s/><text:span text:style-name="T92">as well as </text:span><text:span text:style-name="T72"><text:s/>explaining both Dark Matter and Dark energy . </text:span><text:span text:style-name="T206">It explains what heats my Sun </text:span><text:span text:style-name="T163">. </text:span><text:span text:style-name="T206">And finishes with my reason fusion will never work.</text:span></text:p>
      <text:p text:style-name="P23"><text:span text:style-name="T92">S</text:span>o <text:span text:style-name="T107">maybe </text:span>keep reading.</text:p>
      <text:p text:style-name="P10">The four very specific detail definitions for <text:s/>Cardinals in my Universe are:</text:p>
      <text:p text:style-name="P9">----------------------------------------------------------------------------------------------------</text:p>
      <text:p text:style-name="P9">----------------------------------------------------------------------------------------------------</text:p>
      <text:p text:style-name="P9">gTIME</text:p>
      <text:p text:style-name="P58">A human construct used as a reference for <text:span text:style-name="T148">time</text:span>point instances of STATE <text:s/>of the <text:s/>other three Cardinals. </text:p>
      <text:p text:style-name="P22"><text:span text:style-name="T206">It moves at c</text:span>onstant real speed <text:span text:style-name="T92">based on ar</text:span>bitrary Human Measurement <text:span text:style-name="T92">units</text:span>. <text:span text:style-name="T92">May have v</text:span>arying <text:span text:style-name="T107">irrelevant </text:span>human perceptions <text:span text:style-name="T92">by individuals. </text:span></text:p>
      <text:p text:style-name="P22"><text:span text:style-name="T92">Moves</text:span> forward only. <text:span text:style-name="T68">Got it – FORWARD. </text:span><text:span text:style-name="T92">No time travel, ever!</text:span></text:p>
      <text:p text:style-name="P12"><text:span text:style-name="T68">A vector, that is linear. So No parallel universe</text:span> . <text:span text:style-name="T139">No </text:span>beginning ( beyond Human comprehension). No end ( beyond Human comprehension).</text:p>
      <text:p text:style-name="P9"><text:tab/>Like: <text:span text:style-name="T206">W</text:span>here <text:span text:style-name="T179">are</text:span> the star<text:span text:style-name="T179">t</text:span>ing <text:span text:style-name="T179">and ending </text:span>point<text:span text:style-name="T179">s</text:span> <text:span text:style-name="T107">on the surface </text:span>of a sphere?</text:p>
      <text:p text:style-name="P2">-----------------------------------------------------------------------------------------------------------</text:p>
      <text:p text:style-name="P9">gSPACE</text:p>
      <text:p text:style-name="P9">True empty space. Just an infinite <text:s/><text:span text:style-name="T139">3D </text:span>grid the defines location in a 3<text:span text:style-name="T139">D</text:span> infinity. Going to have to use <text:span text:style-name="T92">Cartesian or </text:span>polar coordinates <text:span text:style-name="T92">from a single </text:span><text:s/>starting reference point. Any point <text:span text:style-name="T157">could</text:span> do. I’ll use an arbitrary point of my choosing. <text:span text:style-name="T148">( it is my universe ; ) </text:span><text:span text:style-name="T206">(later: I’ll pick an exact spot in London UK)</text:span></text:p>
      <text:p text:style-name="P34">Call it the gPOLE.</text:p>
      <text:p text:style-name="P34">That means there's only 1 gPole in my universe. </text:p>
      <text:p text:style-name="P24"><text:span text:style-name="T68">All roads lead to the gPole, </text:span><text:span text:style-name="T72">or come from the gPole</text:span><text:span text:style-name="T68">. </text:span></text:p>
      <text:p text:style-name="P24"/>
      <text:p text:style-name="P18"><text:soft-page-break/>-----------------------------------------------------------------------------------------------------------</text:p>
      <text:p text:style-name="P36">gMATTER</text:p>
      <text:p text:style-name="P88">States of Matter</text:p>
      <text:p text:style-name="P12"><text:span text:style-name="T164">T</text:span><text:span text:style-name="T68">he </text:span><text:span text:style-name="T149">four </text:span><text:span text:style-name="T68">accepted stages of matter are SOLID, LIQUID, GAS. </text:span><text:span text:style-name="T72">PLASMA. As </text:span><text:s/>energy <text:span text:style-name="T94">is added </text:span>to matter it changes state. We see this with water. It is Ice below zero centigrade and steam above 100 centigrade.</text:p>
      <text:p text:style-name="P13">PLASMA has been defined as <text:s/>a super heated fourth stage. It has an even higher energy component and lower mass component. <text:span text:style-name="T69">This is also called HOT plasma. But</text:span><text:span text:style-name="T72"> there is also cold Plasma. </text:span><text:span text:style-name="T157">Those toy plasma globes you can find in the lava lamp aisle are cool to the touch as you draw the miniature lightening to your fingers. </text:span><text:span text:style-name="T72"><text:s/>I’m going to split these two </text:span><text:span text:style-name="T157">plasma into adjacent <text:s/>but different states.</text:span></text:p>
      <text:p text:style-name="P35"><text:span text:style-name="T95">So </text:span>I’ll add <text:span text:style-name="T140">another</text:span> state <text:span text:style-name="T72">of MATTER.</text:span></text:p>
      <text:p text:style-name="P4"><text:span text:style-name="T24">My baby: </text:span><text:span text:style-name="T5">A “</text:span><text:span text:style-name="T13">FIFTH”</text:span><text:span text:style-name="T5"> state of Matter. </text:span><text:span text:style-name="T18">After plasma. </text:span><text:span text:style-name="T47">It’s after hot plasma, but not hot since <text:s/>doesn’t have </text:span><text:span text:style-name="T50">enough <text:s/>matter.</text:span></text:p>
      <text:p text:style-name="P189"><text:s/><text:span text:style-name="T217">I cal it </text:span>MEL. Magnetic Electric Liqu<text:span text:style-name="T72">oid</text:span>. (my word).</text:p>
      <text:p text:style-name="P189"><text:s/>Just about zero Mass. But not zero.</text:p>
      <text:p text:style-name="P38">Just about absolute energy but not 100 percent or infinity. In fact <text:span text:style-name="T217">it is </text:span>the turning point between <text:s/>energy and mass. </text:p>
      <text:p text:style-name="P80">I contend Matter always has some Energy and Energy always exists thru Matter.</text:p>
      <text:p text:style-name="P92">Yet neither can be converted directly into the other.</text:p>
      <text:p text:style-name="P92">This does violate relativity and I’ll deal with that later. <text:span text:style-name="T217">Yup.</text:span></text:p>
      <text:p text:style-name="P81">This does not violate Conservation of either <text:span text:style-name="T149">mass or energy</text:span>, it merely states that functionally they both appear in a mix and never alone. </text:p>
      <text:p text:style-name="P81"><text:soft-page-break/></text:p>
      <text:p text:style-name="P81"/>
      <text:p text:style-name="P101">The Mel <text:s/><text:span text:style-name="T217">has a charge and </text:span>expands to fill all gSpace. Low in density but huge overall. The mass component totals 95 percent of all mass, leaving just 5 percent for the bobbles (planets stars moons asteroids) that distribute themselves in it.( more)</text:p>
      <text:p text:style-name="P100">There are no vacuums. (more)</text:p>
      <text:p text:style-name="P81">(“Mel” is also a shout out to Melanie Windridge who’s book Aurora <text:span text:style-name="T95">about the northern lights </text:span>help inspire my work)<text:span text:style-name="T149">( This will be </text:span><text:span text:style-name="T217">here</text:span><text:span text:style-name="T149"> till I get a cease and desist from her </text:span><text:span text:style-name="T158">or her </text:span><text:span text:style-name="T149">agent)</text:span></text:p>
      <text:p text:style-name="P24"/>
      <text:p text:style-name="P9"><text:span text:style-name="T72">g</text:span>ENERGY</text:p>
      <text:p text:style-name="P78">NEWTON Next!</text:p>
      <text:p text:style-name="P14">This leads to my second travesty, I’m going to improve on Newton’s first law by stating” There are no objects at rest. Period”. <text:span text:style-name="T72">Anywhere. Ever.</text:span></text:p>
      <text:p text:style-name="P14"><text:span text:style-name="T93">Why? </text:span><text:s/>To prove a little relativity of my own. Everything, unless attached to this <text:span text:style-name="T141">gPole </text:span><text:span text:style-name="T93">point </text:span>, <text:s/><text:span text:style-name="T107">(</text:span><text:span text:style-name="T141">meaning </text:span><text:span text:style-name="T107">off Earth ) </text:span>is moving in distance, spinning or rotating <text:s/>to everything else. <text:span text:style-name="T72">You </text:span><text:span text:style-name="T150">have</text:span><text:span text:style-name="T107"> </text:span><text:span text:style-name="T72"><text:s/>a fixed absolute point to measure from. The gPole. </text:span>A trig nightmare. <text:s/><text:span text:style-name="T165">So all mass has some inertia and thats a potential energy.</text:span></text:p>
      <text:p text:style-name="P40">It’s enough to know that all mass, in my universe has an energy component. There is no absolute zero energy level. Probably no absolute zero temperature level since most other forms of energy seem to leak heat. </text:p>
      <text:p text:style-name="P103"><text:s/>And the adjacent Mel areas would want to flow to equalize gin values. <text:s/>Just like the water pressures <text:s/>and temperature of the sea <text:s/>is affected by a cruise ships <text:soft-page-break/>passage or <text:s/>the gulf stream. The former vacuum of space can be mel dynamic. <text:span text:style-name="T151">And act like a fluid or gas on earth.</text:span></text:p>
      <text:p text:style-name="P102"/>
      <text:p text:style-name="P166">My Model </text:p>
      <text:p text:style-name="P9">-------------------------------------------------------------------------------------------</text:p>
      <text:p text:style-name="P9">The four <text:s/>fundamentals , <text:span text:style-name="T96">my Cardin</text:span><text:span text:style-name="T102">a</text:span><text:span text:style-name="T96">ls, </text:span>are represented graphically <text:s/>in a specific way too.</text:p>
      <text:p text:style-name="P9"><text:tab/><text:tab/><text:tab/><text:tab/>cTime <text:s text:c="5"/>| <text:s text:c="5"/>cSpace</text:p>
      <text:p text:style-name="P9"><text:tab/><text:tab/><text:tab/>---------------------|-------------------</text:p>
      <text:p text:style-name="P9"><text:tab/><text:tab/> <text:tab/><text:tab/>cMatter <text:s text:c="2"/>| <text:s text:c="4"/>c Energy</text:p>
      <text:p text:style-name="P9">Diagram 1 <text:span text:style-name="T158">(</text:span> <text:span text:style-name="T158">Imagin</text:span><text:span text:style-name="T165">e</text:span><text:span text:style-name="T158"> a circle around this)</text:span></text:p>
      <text:p text:style-name="P2"><text:span text:style-name="T5">This image called </text:span><text:span text:style-name="T7">the </text:span><text:span text:style-name="T12">GellUn</text:span><text:span text:style-name="T7"> COMPASS. </text:span><text:span text:style-name="T5">It's meant to kinda look like a compass and will be helpful <text:s/>in <text:s/>conceptualizations of the interaction of the <text:s text:c="2"/>later. My universe has a logo, good start!</text:span></text:p>
      <text:p text:style-name="P9">Diagram 2</text:p>
      <text:p text:style-name="P2"><text:span text:style-name="T5">Basic Divisions <text:s text:c="9"/></text:span><text:span text:style-name="T25">top</text:span></text:p>
      <text:p text:style-name="P9"><text:tab/><text:tab/><text:tab/>TIME <text:s text:c="2"/>+ <text:s/>SPACE <text:s text:c="16"/><text:span text:style-name="T165">4 D</text:span></text:p>
      <text:p text:style-name="P9"><text:tab/><text:tab/>---------------------------------------</text:p>
      <text:p text:style-name="P9">The top 2 comprise a grouping I'll call <text:s text:c="3"/>the gVENUE. <text:span text:style-name="T96">This is where stuff happens. </text:span><text:span text:style-name="T108">Just like theater. </text:span><text:span text:style-name="T158">It is four dimensional. X,Y, Z,T as usually understood.</text:span>This is NOT Einstein's Spacetime. T<text:span text:style-name="T158">ime and Space</text:span> are independent of each other and fixed in MY Universe. <text:span text:style-name="T108">The Gellum. </text:span>But they both provide a similar framing function. I’ll clear up issues later.</text:p>
      <text:p text:style-name="P2"><text:soft-page-break/></text:p>
      <text:p text:style-name="P56">The bottom two <text:span text:style-name="T96">are:</text:span></text:p>
      <text:p text:style-name="P9"><text:s text:c="12"/>----------------------------------------------------</text:p>
      <text:p text:style-name="P9"><text:tab/><text:tab/>MATTER <text:s text:c="8"/>+ <text:s text:c="5"/>ENERGY <text:s text:c="15"/><text:span text:style-name="T165">quantify combo as </text:span><text:s text:c="2"/><text:span text:style-name="T165">1 D <text:s text:c="2"/>a scalar</text:span></text:p>
      <text:p text:style-name="P9"/>
      <text:p text:style-name="P45"><text:span text:style-name="T141">The M</text:span>EL <text:span text:style-name="T141">as previously explained</text:span>. <text:span text:style-name="T158">(I may repeat myself as I work out kinks)</text:span></text:p>
      <text:p text:style-name="P15"><text:span text:style-name="T73">So where Einstein combined the top two Cardin</text:span><text:span text:style-name="T102">als</text:span><text:span text:style-name="T73">, the Venue into a single unit that functioned together and not independently – his Spacetime </text:span><text:span text:style-name="T97">concept </text:span><text:span text:style-name="T73"><text:s/>I contend he was partially correct </text:span><text:span text:style-name="T97">in grouping things </text:span><text:span text:style-name="T73">but wrong </text:span><text:span text:style-name="T97">in which elements</text:span><text:span text:style-name="T73">. It is the bottom two Cardin</text:span><text:span text:style-name="T102">a</text:span><text:span text:style-name="T73">ls that functioned together and not independently. </text:span></text:p>
      <text:p text:style-name="P3"><text:span text:style-name="T5"><text:s/></text:span><text:span text:style-name="T52">Magnetic Electric Liqu</text:span><text:span text:style-name="T53">o</text:span><text:span text:style-name="T52">id</text:span><text:span text:style-name="T5">. <text:s/>MEL. </text:span><text:span text:style-name="T14">A </text:span><text:span text:style-name="T25">substance </text:span><text:span text:style-name="T14"><text:s text:c="2"/>of </text:span><text:span text:style-name="T5">Magnetic Electric Liqu</text:span><text:span text:style-name="T19">o</text:span><text:span text:style-name="T14">id</text:span><text:span text:style-name="T5">. (my word).</text:span></text:p>
      <text:p text:style-name="P216">Liquoid combines the concepts of liquid and void. </text:p>
      <text:p text:style-name="P216"/>
      <text:p text:style-name="P216">This material fills gSpace but</text:p>
      <text:p text:style-name="P82">has specific properties <text:span text:style-name="T141">not fully <text:s/>understood</text:span>. <text:span text:style-name="T141">Previously called the Ether or Aether and hastily discarded over a hundred years ago . </text:span><text:span text:style-name="T165">IMHO: </text:span><text:span text:style-name="T141"><text:s/>That’s why nothing works out.</text:span></text:p>
      <text:p text:style-name="P93">The substance I call MEL <text:s/><text:span text:style-name="T165">flows like a fluid to fill gSpace. Infinite. I</text:span>n total <text:span text:style-name="T165">this mass of mel is </text:span><text:s/>called <text:span text:style-name="T207">THE</text:span> GEL. Like water is to <text:span text:style-name="T165">The Ocean</text:span>.<text:span text:style-name="T97"> </text:span><text:span text:style-name="T109">(Yes. A shout out to the food commonly known as Jello, but probably trademarked)!</text:span></text:p>
      <text:p text:style-name="P104">(May the gell be with you!) (another trademark poke) .</text:p>
      <text:p text:style-name="P94">And this universe based on a Gell concept <text:span text:style-name="T165">I</text:span> call the Gell Universe, </text:p>
      <text:p text:style-name="P94"><text:soft-page-break/>or The Gell Un <text:span text:style-name="T165">or Gellun</text:span>. <text:s/><text:span text:style-name="T218">It’s a branding</text:span>. <text:s/></text:p>
      <text:p text:style-name="P93">Not all matter is Mel. The <text:span text:style-name="T158">vast </text:span>Gell <text:s/>( Gell or Gel, whatever works for you) <text:s/>is what the other matter in other states floats in. <text:span text:style-name="T108">There are the chunks, clumps and <text:s/>clouds. </text:span><text:span text:style-name="T158">Solids liquids and gases. </text:span><text:span text:style-name="T108">The planets asteroids and stars </text:span><text:span text:style-name="T158">etc. </text:span><text:span text:style-name="T165">I’ ll call them the heavy matters. H</text:span><text:span text:style-name="T166">e</text:span><text:span text:style-name="T165">avy in comparison.</text:span></text:p>
      <text:p text:style-name="P3"><text:span text:style-name="T38">I</text:span><text:span text:style-name="T25">n th</text:span><text:span text:style-name="T30">is</text:span><text:span text:style-name="T25"> FIFTH STATE OF MATTER , </text:span><text:span text:style-name="T30">Mel</text:span><text:span text:style-name="T25"> acts like a kind of liquid LIQUID. A COLLOID. A suspension <text:s/>like blue dye dripped into clear water It spreads out to fill it’s container. <text:s/>There are static electric and magnetic forces that accumulate and act on <text:s/>it defeating its <text:s/>purely even distribution, </text:span><text:span text:style-name="T38">but it tries</text:span><text:span text:style-name="T25">. </text:span><text:span text:style-name="T42">They vary <text:s/>and can be measured and mapped at a point in time. </text:span><text:span text:style-name="T25"><text:s/>If you don’t believe in static forces you’ve never seen a dust bunny! No one vacuums in this universe!</text:span></text:p>
      <text:p text:style-name="P180"><text:span text:style-name="T39">A</text:span><text:span text:style-name="T30">nd </text:span><text:span text:style-name="T39">the Gell </text:span><text:span text:style-name="T30">is so vast that it is not of uniform compression . But it would always like to be. </text:span><text:span text:style-name="T25">It </text:span><text:span text:style-name="T19"><text:s/>has an uneven consistence influenced <text:s/>by a number of factors. Like a liquid it is always trying to balance itself out. And yet it can never achieve this due to the dynamic nature of the other </text:span><text:span text:style-name="T26">dynamic </text:span><text:span text:style-name="T19">occupants of gSpace. Where as fluids have pressure differentials on a local and “global container <text:s/>basis”. The polarity and charge value is what fluctuates and causes the actions within the </text:span><text:span text:style-name="T26">total </text:span><text:span text:style-name="T30">local </text:span><text:span text:style-name="T19">area Melspace. </text:span><text:span text:style-name="T26">(my word) </text:span><text:span text:style-name="T35">and that's why everything <text:s/>seems to want to stay in their groups but yet </text:span><text:span text:style-name="T36">the groups stay </text:span><text:span text:style-name="T35">apart. </text:span></text:p>
      <text:p text:style-name="P180"><text:span text:style-name="T25">S</text:span><text:span text:style-name="T35">ee <text:s/>Experiment One, <text:s/>in the note</text:span><text:span text:style-name="T36">s </text:span><text:span text:style-name="T35">where </text:span><text:span text:style-name="T36">you can</text:span><text:span text:style-name="T35"> demonstrate this in </text:span><text:span text:style-name="T36">your </text:span><text:span text:style-name="T35"><text:s/>kitchen.</text:span></text:p>
      <text:p text:style-name="P46">So what we thought was nothing, the vacuum of space, is the engine of the universe, my Gell Universe, the GellU<text:span text:style-name="T86">n</text:span> , at least. <text:span text:style-name="T85">It’s a chicken wing story!</text:span></text:p>
      <text:p text:style-name="P133">( When I was young chicken wings were trash, now they’re a <text:span text:style-name="T112">food </text:span>theme for franchises) <text:span text:style-name="T161">Now you see why I included that Goldfish into.</text:span></text:p>
      <text:p text:style-name="P46">Look at the JWST photo again. Think Jello with raisins. </text:p>
      <text:p text:style-name="P105"><text:soft-page-break/><text:s/></text:p>
      <text:p text:style-name="P105"><text:s/><text:span text:style-name="T219">A FIFTH DIMENSION</text:span></text:p>
      <text:p text:style-name="P44"><text:span text:style-name="T111">So <text:s/>: </text:span>Each identifiable location in the <text:span text:style-name="T111">gSpace, now filled with the collective Gell <text:s/>can be <text:s/>referenced by <text:s/></text:span><text:span text:style-name="T122">it’s</text:span><text:span text:style-name="T111"> gPole </text:span><text:span text:style-name="T122">coordinates </text:span><text:s text:c="2"/><text:span text:style-name="T111">and </text:span>has a Mel unit <text:s/>with a <text:s/>net energy value- <text:span text:style-name="T169">(</text:span>Ginn value), <text:span text:style-name="T207">something like an expanded Hamiltonian, </text:span><text:s/>that can be added to <text:s/>or deducted <text:span text:style-name="T98">to. </text:span><text:span text:style-name="T111">Charges build up or reduce(later) <text:s/>thru time due to the movements of the larger objects </text:span><text:span text:style-name="T98">The differential values </text:span><text:s/>mak<text:span text:style-name="T98">e</text:span> for Space WEATHER. </text:p>
      <text:p text:style-name="P124"><text:span text:style-name="T207">So every </text:span><text:s/>single point <text:span text:style-name="T207">in this universe, </text:span><text:s/>like <text:span text:style-name="T207">a point <text:s/>in a </text:span><text:s/><text:span text:style-name="T152">cube</text:span> in your hand could be described by its 3 spacial dimensions. <text:span text:style-name="T152">g</text:span>Latitude, <text:span text:style-name="T152">g</text:span>Longitude and <text:span text:style-name="T152">gA</text:span>ltitude, <text:span text:style-name="T159">and </text:span>current time <text:s/>and <text:s/><text:span text:style-name="T159">now </text:span>it’s gN <text:span text:style-name="T152">(energy)</text:span> component. There’s your 5 dimensions as I promised.</text:p>
      <text:p text:style-name="P41">The Ginn unit is a shout out to the late Bob Ginn, <text:s/>the first engineer I knew. (more later). <text:s/></text:p>
      <text:p text:style-name="P106"/>
      <text:p text:style-name="P25"><text:span text:style-name="T86">GELL <text:s/>- </text:span>IN SUMMARY, <text:span text:style-name="T122">so far</text:span>:</text:p>
      <text:p text:style-name="P25">So like Thomson's plumb pudding with <text:span text:style-name="T71">the </text:span>raisins model for the atom:</text:p>
      <text:p text:style-name="P25">The bowl is gSpace. A bit of <text:s/>pudding is made of Mel. <text:span text:style-name="T121">A thin Matter and heavy Energy mix. </text:span>All the pudding is <text:span text:style-name="T86">collectively known <text:s/>as </text:span>the Gell. <text:span text:style-name="T84">It has a p</text:span><text:span text:style-name="T71">ositive cha</text:span><text:span text:style-name="T84">r</text:span><text:span text:style-name="T71">ge. <text:s/></text:span>The raisins are <text:span text:style-name="T121">Solid and Gas Matter </text:span>spaced out <text:span text:style-name="T86">due to having <text:s/></text:span><text:span text:style-name="T84">a n</text:span><text:span text:style-name="T71">egative charge. </text:span><text:span text:style-name="T207">The raisins don’t really want to move around but a little natural yeast inside of each is brewing as time progresses. The raisin are <text:s/>the galaxies in this analogy.</text:span></text:p>
      <text:p text:style-name="P107">The <text:s/>whole thing is the Gell Universe, aka The GellUn. <text:s/>Simple. Got it.</text:p>
      <text:p text:style-name="P107"/>
      <text:p text:style-name="P120"><text:soft-page-break/>My simple disproof of <text:s/>SPECIAL RELATIVITY</text:p>
      <text:p text:style-name="P125"><text:span text:style-name="T167">(</text:span><text:span text:style-name="T99">Special Relativity </text:span><text:span text:style-name="T167">begat</text:span><text:span text:style-name="T99"> </text:span>Spacetime: <text:span text:style-name="T207">Spacetime begat Gravity </text:span><text:span text:style-name="T218">Waves</text:span><text:span text:style-name="T167">)</text:span></text:p>
      <text:p text:style-name="P31"><text:span text:style-name="T114">First : </text:span><text:span text:style-name="T113">How an airfoil works: </text:span><text:span text:style-name="T115">This was current science developed at the same time.</text:span></text:p>
      <text:p text:style-name="P65">This is a similar but different situation that may have helped with confusion.</text:p>
      <text:p text:style-name="P62"><text:span text:style-name="T126">Picture a d</text:span>iagram <text:span text:style-name="T126">of a wing cross section.</text:span></text:p>
      <text:p text:style-name="P62">The top of <text:span text:style-name="T100">a</text:span> wing cross section is attached to the bottom of the wing cross section. <text:span text:style-name="T126">Looks like a wedge with rounded edges. </text:span>They move as one unit.</text:p>
      <text:p text:style-name="P62"><text:s/>The top <text:s/>is curved <text:span text:style-name="T126">up </text:span>and bulges out . <text:span text:style-name="T100">T</text:span>he bottom is <text:span text:style-name="T100">flat.</text:span> They are joined together at the fro<text:span text:style-name="T100">nt</text:span> and back <text:s/>at rounded leading and trailing edges. L and <text:s/>T <text:span text:style-name="T126">on your imaginary diagram. </text:span></text:p>
      <text:p text:style-name="P62">Due to the bulge on top the distance, measured by a <text:span text:style-name="T126">flexible </text:span>tape <text:span text:style-name="T126">measure</text:span></text:p>
      <text:p text:style-name="P62">would be longer from L <text:span text:style-name="T126">t</text:span> o T <text:s/>on <text:span text:style-name="T126">the </text:span>top than <text:span text:style-name="T126">going </text:span>straight across the bottom.</text:p>
      <text:p text:style-name="P62">Air moves across the wing at the same speed for the whole wing <text:span text:style-name="T126">since it is a solid and</text:span> the <text:span text:style-name="T126">faces</text:span> are attached .The same quantity of air, and thus density, <text:s/>should be at the point directly in front of the wing above the center line as is below the center line. If the top air gets spread out o<text:span text:style-name="T100">ver</text:span> the longer distance, as the wing moves, it's density would decrease to less than the density under the wing.</text:p>
      <text:p text:style-name="P62">Making the wing want to rise up. <text:span text:style-name="T126">And lift the plane and it’s passengers.</text:span></text:p>
      <text:p text:style-name="P62"/>
      <text:p text:style-name="P63"/>
      <text:p text:style-name="P62">N<text:span text:style-name="T168">ext</text:span> :</text:p>
      <text:p text:style-name="P62">Newtons first law an object at rest stays at rest unless acted upon by a force.</text:p>
      <text:p text:style-name="P62"><text:span text:style-name="T126">S</text:span>o force causes an object to move. No force no movement. More force more movement.</text:p>
      <text:p text:style-name="P62"/>
      <text:p text:style-name="P66">Einsteins Trains.</text:p>
      <text:p text:style-name="P62">Einstein has a man drop an apple from a height.</text:p>
      <text:p text:style-name="P62">Then another guy drops an apple from the same height in a moving train.</text:p>
      <text:p text:style-name="P62">The first guys perception is that the second guys apple went further in the same time because to him it would fall at an ang<text:span text:style-name="T100">le</text:span> and by Pythagoras theorem have gone <text:s text:c="2"/>further. <text:span text:style-name="T168">During the same amount of time.</text:span></text:p>
      <text:p text:style-name="P62"><text:span text:style-name="T100">S</text:span>ort of like tha<text:span text:style-name="T100">t</text:span> airfoil model, he says that the <text:s/>time <text:s/>is the same <text:span text:style-name="T126">but the distance is different </text:span><text:span text:style-name="T100">s</text:span>o space <text:span text:style-name="T126">or <text:s/>time was bent. </text:span><text:span text:style-name="T168">Believed there was s</text:span>omething <text:span text:style-name="T100">called S</text:span>pace Time and i<text:span text:style-name="T168">t was </text:span><text:s/>bespoke for each viewer.</text:p>
      <text:p text:style-name="P62">Why wrong:</text:p>
      <text:p text:style-name="P62">Einstein makes no allowance for the kinetic energy the moving train <text:span text:style-name="T100">and thus moving apple </text:span>possess before it's dropped. <text:span text:style-name="T100">T</text:span>he train was given inertia, <text:span text:style-name="T126">the passenger and </text:span>the apple acquired it <text:span text:style-name="T126">by friction </text:span>- or <text:span text:style-name="T168">the apple</text:span> would shoot to the back of the train when dropped.</text:p>
      <text:p text:style-name="P62">Proof: <text:s/>drop an appl<text:span text:style-name="T100">e</text:span> <text:s/>into an open boxcar from a stationary ledge and <text:span text:style-name="T126">take a </text:span>high speed photo its trajectory. It would <text:span text:style-name="T100">fall</text:span> verticall<text:span text:style-name="T100">y with </text:span><text:s/>a land reference and diagonal<text:span text:style-name="T100">ly towards the rear of the train </text:span>across the box <text:span text:style-name="T100">c</text:span>ars length.</text:p>
      <text:p text:style-name="P62"><text:soft-page-break/>The point is : <text:span text:style-name="T126">t</text:span>he second apple had more total energy and thus could go further without any need of a “spacetime”.</text:p>
      <text:p text:style-name="P62">It is a perception issue. If you view the Parthenon in <text:span text:style-name="T100">G</text:span>reece from 1 side straight on it has only 8 columns , from a 90 <text:span text:style-name="T100">d</text:span>egree angel 10 columns. <text:span text:style-name="T100">If you </text:span><text:s/>add<text:span text:style-name="T100">ed</text:span> another 45 degrees you might see par<text:span text:style-name="T100">ts</text:span> of 15 columns. The real number of columns doesn't change due to your walk. <text:span text:style-name="T168">If you want a different column number</text:span></text:p>
      <text:p text:style-name="P69">you’d have to expend energy to build destroy or <text:s/>move columns</text:p>
      <text:p text:style-name="P67">There are <text:span text:style-name="T168">usually </text:span><text:s/>two perceptions of reality for <text:span text:style-name="T168">ant </text:span>two drivers in an accident, and one actuality somewhere in between. Three elements.</text:p>
      <text:p text:style-name="P66">There’s always three sides to a coin. If you don’t get this your losing your edge.</text:p>
      <text:p text:style-name="P66">(Bad Joke) </text:p>
      <text:p text:style-name="P62">So No spacetime. And all the stuff that's dependent on that concept.</text:p>
      <text:p text:style-name="P198">THUNDER.</text:p>
      <text:p text:style-name="P199">SPECIAL RELATIVITY , arrrrg! <text:s/><text:span text:style-name="T220">GENERAL RELATIVITY. </text:span><text:span text:style-name="T168">Pew. <text:s/>GRAVITATIONAL </text:span>W<text:span text:style-name="T168">AVES, ew , BLAC</text:span>K <text:span text:style-name="T168">HOLES pew pew, arrrrg.</text:span></text:p>
      <text:p text:style-name="P193">But we still have a gravity. <text:span text:style-name="T218">I’n still stuck to my chair! </text:span>For real. There must be another reason.</text:p>
      <text:p text:style-name="P194">I’ll try to see how it could be so in a <text:span text:style-name="T218">The </text:span>Gellun Universe in Folio 2.<text:span text:style-name="T218">(wip)</text:span></text:p>
      <text:p text:style-name="P194"/>
      <text:p text:style-name="P68"/>
      <text:p text:style-name="P61"/>
      <text:p text:style-name="P108"/>
      <text:p text:style-name="P202"><text:soft-page-break/></text:p>
      <text:p text:style-name="P184">-------------------<text:span text:style-name="T99">SPECIFIC <text:s text:c="2"/></text:span><text:span text:style-name="T208">CURRENT </text:span><text:span text:style-name="T99">IS</text:span>SUES-------------------------------------</text:p>
      <text:p text:style-name="P187"><text:s text:c="5"/>--- <text:span text:style-name="T124">discussed </text:span><text:span text:style-name="T99">as they relate to </text:span><text:span text:style-name="T124">the</text:span><text:span text:style-name="T99"> Gell</text:span><text:span text:style-name="T124">u</text:span><text:span text:style-name="T99">n </text:span><text:span text:style-name="T124">concept</text:span><text:span text:style-name="T99"> </text:span>------</text:p>
      <text:p text:style-name="P127">--------------------------------------------------------------------------------------------------</text:p>
      <text:p text:style-name="P7"><text:span text:style-name="T5">Dark </text:span><text:span text:style-name="T6">E</text:span><text:span text:style-name="T5">nergy:</text:span></text:p>
      <text:p text:style-name="P60">Considered <text:span text:style-name="T125">to be </text:span>approximately 70% of the Universe.</text:p>
      <text:p text:style-name="P128">Unexplained movement of celestial bodies suggest its existence.</text:p>
      <text:p text:style-name="P128">Gellun says:</text:p>
      <text:p text:style-name="P178"><text:span text:style-name="T5">The Gell </text:span><text:span text:style-name="T43">collectively </text:span><text:span text:style-name="T5">is that substance others describe as Dark Energy. Because it is so expansive it has a huge energy component but </text:span><text:span text:style-name="T15">even more </text:span><text:span text:style-name="T5">distributed. </text:span><text:span text:style-name="T15">It</text:span><text:span text:style-name="T5"> can measured at an average of 4 <text:s/>degrees kelvin <text:s/>in all directions from earth .</text:span></text:p>
      <text:p text:style-name="P218"><text:span text:style-name="T5">It isn’t hotter because of the reduced but present mass component.</text:span></text:p>
      <text:p text:style-name="P218"><text:span text:style-name="T5">I think It similar to voltage in static and current electricity. Huge voltage wont hurt you as long as the amps are low. </text:span></text:p>
      <text:p text:style-name="P126">It is the reason the <text:s/>vacuum of space <text:s/>isn’t absolute zero. <text:s/><text:span text:style-name="T125">It has currents and flows as it acts as a fluid and tries to balance out inequalities in Gell pressure caused by the visible mass revolving rotating and transiting.</text:span></text:p>
      <text:p text:style-name="P129">----------------------------------------------------------------------------------------------------</text:p>
      <text:p text:style-name="P126">Dark Matter:</text:p>
      <text:p text:style-name="P60">Considered approximation 25% of the Universe.</text:p>
      <text:p text:style-name="P60">The gravitational force they can’t see any mass for that’s making objects they can see move strangely. <text:span text:style-name="T125">Again, the same as Dark energy. </text:span>This is the Gell and its <text:soft-page-break/>currents building up potential and <text:span text:style-name="T208">trying to r</text:span>esolving them with th<text:span text:style-name="T125">e </text:span><text:s/>other mass elements . <text:span text:style-name="T208">Pushing and pulling depending on charge similarities and differences </text:span>subject to the <text:span text:style-name="T208">loaca</text:span>l forces that <text:s/>force the rotations and revolutions of those objects.</text:p>
      <text:p text:style-name="P60"/>
      <text:p text:style-name="P126">CMB</text:p>
      <text:p text:style-name="P178"><text:span text:style-name="T20">The </text:span><text:span text:style-name="T5">Cosmic Microwave Background. <text:s/></text:span><text:span text:style-name="T20">Appears to occur in 100 percent of the known Universe. </text:span><text:span text:style-name="T27">And has an uneven mottled appearance under different observation wavelengths. </text:span><text:span text:style-name="T5">Again this is the </text:span><text:span text:style-name="T20">mell </text:span><text:span text:style-name="T27">with differential local gN values <text:s/>(gell pressure )in the totality of the Gell</text:span><text:span text:style-name="T20">, </text:span><text:span text:style-name="T5"><text:s/>filling </text:span><text:span text:style-name="T20">my</text:span><text:span text:style-name="T5"> GellU</text:span><text:span text:style-name="T15">n</text:span><text:span text:style-name="T5">.</text:span></text:p>
      <text:p text:style-name="P176"><text:span text:style-name="T5">It is not uniform. </text:span><text:span text:style-name="T16">As </text:span><text:span text:style-name="T48">hard </text:span><text:span text:style-name="T16">mas</text:span><text:span text:style-name="T5">s</text:span><text:span text:style-name="T16"> transits, revolves or rotates it raises </text:span><text:span text:style-name="T5">gN </text:span><text:span text:style-name="T20">(Ginn) </text:span><text:span text:style-name="T16">potent</text:span><text:span text:style-name="T5">ials</text:span><text:span text:style-name="T16"> on a local basis and so the pictures appear spotty. </text:span><text:span text:style-name="T5">Like an</text:span><text:span text:style-name="T20">y</text:span><text:span text:style-name="T5"> fluid t</text:span><text:span text:style-name="T16">he Gell will try to achieve equilibrium back to </text:span><text:span text:style-name="T20">whatever the local area and </text:span><text:span text:style-name="T16"><text:s/>overall average</text:span><text:span text:style-name="T20">s are</text:span><text:span text:style-name="T16">.</text:span></text:p>
      <text:p text:style-name="P179"><text:span text:style-name="T16">I</text:span><text:span text:style-name="T5">t only has two mechanisms </text:span><text:span text:style-name="T43">t</text:span><text:span text:style-name="T5">o flow or to discharge </text:span><text:span text:style-name="T43">arcing </text:span><text:span text:style-name="T5">thu <text:s/>a port </text:span><text:span text:style-name="T43">(later) or causing kinetics of the heavy masses a</text:span><text:span text:style-name="T5">nd it does either or both depending on local factors.</text:span></text:p>
      <text:p text:style-name="P177"><text:span text:style-name="T16">K</text:span><text:span text:style-name="T5">inda like a space weather.</text:span></text:p>
      <text:p text:style-name="P60">----------------------------------------------------------------------------------</text:p>
      <text:p text:style-name="P169"><text:span text:style-name="T116">ASIDE: </text:span><text:span text:style-name="T113">Gellun and Magellan</text:span></text:p>
      <text:p text:style-name="P167"><text:span text:style-name="T129">Just a lucky phonetic coincidence. <text:s/></text:span><text:span text:style-name="T63">Ferdinand Magellan was a Portuguese explorer <text:s/>best known </text:span><text:span text:style-name="T64">having </text:span><text:span text:style-name="T63">led the 1519 Spanish expedition to the East Indies. </text:span><text:span text:style-name="T64">Many space things bear his name <text:s/>in current time. </text:span><text:span text:style-name="T3"><text:s/></text:span><text:span text:style-name="T4">I too could smell the sea as I wrote this paper</text:span></text:p>
      <text:p text:style-name="P170"/>
      <text:p text:style-name="P60"><text:soft-page-break/></text:p>
      <text:p text:style-name="P32">---------------------------------------------------------------------------------------------------------</text:p>
      <text:p text:style-name="P32"><text:span text:style-name="T91">An </text:span>Expanding Universe? <text:span text:style-name="T91">Accelerating?</text:span></text:p>
      <text:p text:style-name="P32">-------------------------------------------------------------------------------------------------------</text:p>
      <text:p text:style-name="P130">Not my GellUn. <text:span text:style-name="T101">There is n</text:span>othing else for gSpace to expand into. And although the</text:p>
      <text:p text:style-name="P130">Gell swirls around <text:s/>and has pressure variants <text:span text:style-name="T127">it fills that that would be filled</text:span>. The resulting Gell Currents have no pool edges to lap over.</text:p>
      <text:p text:style-name="P130">I think Redshift is being misinterpreted <text:span text:style-name="T170">somehow </text:span>in this instance.</text:p>
      <text:p text:style-name="P130">Something to do with the wavelengths and space dust size, perhaps at greater distances with additive greater accumulations. <text:s/><text:span text:style-name="T127">This doesn’t take away from the value of spectroscopy just the interpretation of the results in all circumstances.</text:span></text:p>
      <text:p text:style-name="P32"/>
      <text:p text:style-name="P33"><text:span text:style-name="T78">The </text:span><text:span text:style-name="T79">bit </text:span><text:span text:style-name="T78">"</text:span><text:span text:style-name="T80">red sky at morning</text:span><text:span text:style-name="T78">" is a line from an ancient </text:span><text:span text:style-name="T79">bit of wisdom </text:span><text:span text:style-name="T78">often repeated by </text:span><text:span text:style-name="T79">men of the sea.</text:span></text:p>
      <text:p text:style-name="P172">Red sky at night, sailors' delight.<text:line-break/>Red sky at morning, sailors take warning<text:span text:style-name="T91">(Wiki)</text:span></text:p>
      <text:p text:style-name="P172"/>
      <text:p text:style-name="P168">The <text:span text:style-name="T127">red </text:span>sky isn’t expanding is it?</text:p>
      <text:p text:style-name="P70"><text:span text:style-name="T91">And thus the acceleration</text:span> of Expan<text:span text:style-name="T91">sion of the </text:span><text:s/>universe <text:span text:style-name="T91">is also not a GellUm option.</text:span></text:p>
      <text:p text:style-name="P71">ASIDE: Art lessons always said to make green you mix yellow and blue. The sun is yellow and the sky is blue, where is the green sky?</text:p>
      <text:p text:style-name="P64">----------------------------------------------------------------------------------------------------</text:p>
      <text:p text:style-name="P72"><text:soft-page-break/>BIG BANG</text:p>
      <text:p text:style-name="P72">As I understand it the BIG BANG concept came from the idea that if the universe is expanding <text:span text:style-name="T128">and </text:span>there<text:span text:style-name="T128">fore <text:s/>there </text:span><text:s/>had to be a point before and a cause there of. So since I don’t buy the precursor premise I do not have a BIG BANG <text:s/>in my Gel<text:span text:style-name="T128">l</text:span>Un. Sorry.</text:p>
      <text:p text:style-name="P72">I have CONSTANT PARTY NOISE <text:span text:style-name="T170">instead since</text:span>, nothing is stationary and there is a lot of activity between mass, energy <text:s/>and space. <text:span text:style-name="T128">(that was a joke)</text:span></text:p>
      <text:p text:style-name="P72">-----------------------------------------------------------------</text:p>
      <text:p text:style-name="P90">RUBBER TANKS</text:p>
      <text:p text:style-name="P90">I’ve read, that during the second world war, before the Normandy <text:span text:style-name="T135">invasion that </text:span><text:s/>the British constructed a number of fabric and rubber <text:s/>sculptures <text:s/>that resembled tanks to decoy and deceive <text:s text:c="2"/>as to where the invasion would take place. <text:s/>The first half or so of the 20<text:span text:style-name="T132">th</text:span> century had <text:span text:style-name="T133">WW1</text:span> and <text:span text:style-name="T133">WW2</text:span> the cold war. Any advance in technology would <text:span text:style-name="T135">have </text:span>be<text:span text:style-name="T135">en </text:span><text:s/>an adv<text:span text:style-name="T135">antage</text:span> <text:s/>in weaponry as well.</text:p>
      <text:p text:style-name="P90">I think Relativity’<text:span text:style-name="T133">s S</text:span>pacetime was an idea that became a convenient ruse <text:s/>to let Americas foes spin their wheels and waste their resources. <text:s/>Might still be .</text:p>
      <text:p text:style-name="P90">I think the Soviets responded in kind. Called it a Tokamak.</text:p>
      <text:p text:style-name="P73"><text:s/><text:span text:style-name="T134">In the least a false tech program would hid a huge defense expenditure in an undeclared technology. <text:s/>I’m not trying to step on anyone's Black Budget here. <text:s/>I’m not going to publish in any formal journal and </text:span><text:span text:style-name="T178">I </text:span><text:span text:style-name="T134">have no credibility anyway. Again, I’ve said this paper is a fiction, I made it all up from common information and basic logic and can’t prove any of it! I’ll be painting now. </text:span></text:p>
      <text:p text:style-name="P73"/>
      <text:p text:style-name="P26">------------------------------------------------------------------------</text:p>
      <text:p text:style-name="P27"><text:span text:style-name="T152">EXPERIMENT ONE</text:span><text:span text:style-name="T110">.</text:span></text:p>
      <text:p text:style-name="P59">We see this if we take a large pan of clear water, put it on a piece of white paper <text:s text:c="2"/>and sprinkle pepper in it. The pepper wants to spread out. Agitate the pan a bit if it’s going too slow for you.</text:p>
      <text:p text:style-name="P59">Sure you get some clumping where pepper bits touched <text:s/>but it <text:s/>soon reach all corners of the water’s surface. <text:s/>If you take a photo and reverse the colors it looks a lot like the JWST photo of <text:s/>the deep space <text:span text:style-name="T159">universe</text:span>.</text:p>
      <text:p text:style-name="P42">The Gell is not all the mass in my universe just the fifth stage. <text:s/>Stages <text:s/>one to four <text:span text:style-name="T75">of </text:span>matter with other <text:span text:style-name="T75">mixes of </text:span>concentrations of energy <text:span text:style-name="T75">and matter </text:span>are suspended in th<text:span text:style-name="T74">is</text:span> Jello like substance, the Gell <text:s/>and are your planets, moons, and <text:s/>as<text:span text:style-name="T75">ter</text:span>oids, meteoroids , <text:s/>gas clouds. <text:span text:style-name="T111">They too build up charges. </text:span><text:span text:style-name="T159">But opposite in polarity.</text:span></text:p>
      <text:p text:style-name="P43">This is not <text:span text:style-name="T152">any</text:span> vacuum of space. Space now has a filling.</text:p>
      <text:p text:style-name="P110"/>
      <text:p text:style-name="P109"/>
      <text:p text:style-name="P109"/>
      <text:p text:style-name="P204"/>
      <text:p text:style-name="P131"/>
      <text:p text:style-name="P203"><text:span text:style-name="T209">PART TWO</text:span><text:span text:style-name="T163">: </text:span></text:p>
      <text:p text:style-name="P203"><text:span text:style-name="T163">The Energy Cycle </text:span><text:span text:style-name="T155">: NarFusion</text:span><text:span text:style-name="T163"> ,</text:span><text:span text:style-name="T88"> </text:span><text:span text:style-name="T90">Rotations and Revolutions.</text:span></text:p>
      <text:p text:style-name="P137">On our little planet if we want to make light with electric <text:span text:style-name="T181">energy</text:span> we need a few things.</text:p>
      <text:p text:style-name="P137">Think <text:s/><text:span text:style-name="T181">of a </text:span>flashlight. It has a power source, a light generating source , <text:span text:style-name="T181">a switch and some </text:span><text:s/>conductor<text:span text:style-name="T181">s connecting the parts</text:span>. It all needs to be in a completed circuit which i<text:span text:style-name="T177">s</text:span> what you get if you turn on the switch. <text:span text:style-name="T181">Energy flows from the battery along some wires through the closed switch thru the element in the light bulb and back to the battery. <text:s/>This works aslong as the battery has potential. The battery may be rechargeable.</text:span></text:p>
      <text:p text:style-name="P138">Since we have light in the sky . <text:span text:style-name="T181">t</text:span>he stars, our sun. We must have a circuit.</text:p>
      <text:p text:style-name="P138">The light never goes out, <text:span text:style-name="T181">the earth </text:span><text:s/>just rotate<text:span text:style-name="T181">s giving night and day</text:span>, so we don’t need a switch.</text:p>
      <text:p text:style-name="P138"/>
      <text:p text:style-name="P139">The power source</text:p>
      <text:p text:style-name="P142">B<text:span text:style-name="T108">eing of a Magnetic and Electric nature </text:span><text:span text:style-name="T152">the Gell</text:span><text:span text:style-name="T108"> </text:span><text:span text:style-name="T173">can hold a </text:span><text:span text:style-name="T158"><text:s/></text:span><text:span text:style-name="T108">CHARGE. </text:span></text:p>
      <text:p text:style-name="P121">As the heavy masses transit the mel they function like a Teflon rod through rabbit fur <text:span text:style-name="T181">making static electricity</text:span>. <text:span text:style-name="T181">The mel has one polarity and t</text:span>he heavy masses, <text:s text:c="3"/>in their galactic groupings . building up opposite static charges on each.</text:p>
      <text:p text:style-name="P122"><text:s/><text:span text:style-name="T181">I’ll </text:span><text:span text:style-name="T75">declare </text:span>The Gell has a<text:span text:style-name="T75">n overall </text:span><text:s/>positive charge. Pure <text:s/>Protons. </text:p>
      <text:p text:style-name="P161">Note that a proton is half a hydrogen atom. <text:s/>Large amounts of hydrogen have been detected in the universe.</text:p>
      <text:p text:style-name="P122"><text:soft-page-break/></text:p>
      <text:p text:style-name="P122"><text:span text:style-name="T174">And </text:span><text:span text:style-name="T175">so </text:span><text:span text:style-name="T174">a large negative charge forms around the heavy masses. </text:span><text:span text:style-name="T181">Electrons</text:span></text:p>
      <text:p text:style-name="P147">I’ll call these area NADS</text:p>
      <text:p text:style-name="P145"><text:span text:style-name="T184">I</text:span>n my Gellun Universe, <text:span text:style-name="T183"><text:s/>“</text:span>Negative <text:span text:style-name="T184">charge </text:span><text:s/><text:span text:style-name="T184">A</text:span>node <text:span text:style-name="T184">Distributions”</text:span></text:p>
      <text:p text:style-name="P147">or gNADS . The larger ones push each other apart and end up being galaxy centers. Yes – the real BLACK HOLES (more later)</text:p>
      <text:p text:style-name="P123"/>
      <text:p text:style-name="P132"><text:span text:style-name="T76">So the Gell is our broad overall mass cathode </text:span><text:span text:style-name="T181">It’s all the same charge that’s what spreads it out and keeps it “inflated” in gSpace. It’s like a mist.</text:span></text:p>
      <text:p text:style-name="P142">The heavy bits <text:s/>are <text:span text:style-name="T76"><text:s/>millions of </text:span><text:span text:style-name="T82">single </text:span><text:span text:style-name="T76">point anodes. </text:span>They can’t avoid the omnipresent mel in the Gell cloud and so just avoid each other and spread out.</text:p>
      <text:p text:style-name="P47">Since all the anodes are negative and the same charge, they repel each other. Like people spacing out in an elevator they move to the maximum distributions.</text:p>
      <text:p text:style-name="P142">This, I’ll take the liberty <text:span text:style-name="T184">to</text:span> say, is your second law of thermodynamic. ENTROPY. </text:p>
      <text:p text:style-name="P142">It’s just disorder from each single <text:s/>point of view. But overall its just a reordering <text:span text:style-name="T182">on a macro scale </text:span>forming as best as uneven masses lead to uneven charge strengths a lattice of beads in that mist. Like a large Graph but the nodes have variable <text:span text:style-name="T182">spacing's</text:span> and the <text:span text:style-name="T182">once </text:span>blank white paper <text:span text:style-name="T182">has variable shadings that determine placement.</text:span> <text:span text:style-name="T182">The edges are not </text:span><text:span text:style-name="T183">fixed nor </text:span><text:span text:style-name="T182">drawn.</text:span></text:p>
      <text:p text:style-name="P146">The locations <text:s/>the negative charges of are determined by overall electrostatics and are not fixed exactly. And may shift as field polarities and strengths shift.</text:p>
      <text:p text:style-name="P111">On earth we create alternating current <text:s/>by interrupting of changing the energy wave guided thru copper wires. Either by the reversal of flow for household current or <text:s/>by stuttering direct battery current with an interrupter in the <text:soft-page-break/>automotive electrical systems. <text:s/>Either way, changes in for<text:span text:style-name="T175">c</text:span>e fields affect mass items in the area, and are magnified for metallic iron <text:s/>types of mass. <text:s/>Solenoids motors transformers <text:s/>and all that.</text:p>
      <text:p text:style-name="P37"><text:span text:style-name="T75">As a total the Gell </text:span><text:s/>acts as a fluid, is compressible has currents and flows and the peaks try to resolve with valleys in a three dimension<text:span text:style-name="T73">s. </text:span><text:s/><text:span text:style-name="T70">It can transmit energy by vibration or by induction onto the mass bits inside it. It can induce kinetic effect</text:span><text:span text:style-name="T76">s in the other mass bits </text:span><text:span text:style-name="T70">, incandescent effects </text:span><text:span text:style-name="T76">or </text:span><text:span text:style-name="T70"><text:s/>fluorescent effects on th</text:span><text:span text:style-name="T76">e gas bits and results in the actions we see reflected in all the </text:span><text:span text:style-name="T70"><text:s/>mass which we know as planets moons suns stars <text:s/>and interstellar gas clouds , and a few other things.</text:span></text:p>
      <text:p text:style-name="P9">EQUILIBRIUM : <text:span text:style-name="T123">We pause for a discharge:</text:span></text:p>
      <text:p text:style-name="P113">Been building up pressure? Am I confusing you? Scream? After a critical point an unbalance <text:s/>needs to get resolved. That’s what lightning is, that’s what turns static cling into a zapped finger. The automotive spark plug depends on this principle.</text:p>
      <text:p text:style-name="P112">Electrical current <text:span text:style-name="T159">can be</text:span> created by changes in <text:span text:style-name="T159">current </text:span>flow. A change is an acceleration. Any object going in a circle, even at a constant speed is accelerating because of the direction change. Most heavy mass objects in the Gellum are moving in some sort of circular motion. Galaxy s spin <text:s/>sums and planets revolve and rotate. All but the lone asteroid are non linear. We got us a massive <text:s/>DC generator here! </text:p>
      <text:p text:style-name="P118"/>
      <text:p text:style-name="P117">Where is the battery?</text:p>
      <text:p text:style-name="P143">A battery is created when you sandwich two charge mediums around a dielectric.</text:p>
      <text:p text:style-name="P143">A difference in potential builds up between the two mediums and is retained because of the separation by the dialectic, an insulator till a circuit make a load request. The demand is satisfied till the reservoir of charge difference is deplete. It might be refillable.</text:p>
      <text:p text:style-name="P119"><text:soft-page-break/>The charge <text:span text:style-name="T182">that </text:span><text:s/>builds up in the Mel <text:span text:style-name="T182">accumulates</text:span>. I contend Helium <text:span text:style-name="T175">(late</text:span><text:span text:style-name="T182">r</text:span><text:span text:style-name="T175">) </text:span>is <text:span text:style-name="T210">that</text:span> dielectric. Helium is very stable and only found on earth with radioactive decay (Harvested from the deep drilling of the Oil and Gas industry) <text:s/><text:span text:style-name="T175">But in space there is lots of helium, around stars, </text:span>I contend that Helium is a NarFusion Product. (later)</text:p>
      <text:p text:style-name="P144">A capacitor is similar to a battery in construction but only lets a charge pass after a threshold. This raises the charge to a point where <text:span text:style-name="T183">some serious work can be done.</text:span></text:p>
      <text:p text:style-name="P144">I content, in my Gellun Universe, the local mel /helium <text:span text:style-name="T183">dielectric/ </text:span>Negative anode Areas <text:span text:style-name="T183">also act</text:span><text:span text:style-name="T117"> as a huge capacitor with local buildups and fluctuation to its average balance. Resolution is not achieved alone by gellflow among the positively charged gell. </text:span></text:p>
      <text:p text:style-name="P119"/>
      <text:p text:style-name="P117">How does the light get generated?</text:p>
      <text:p text:style-name="P134">When capacity is reached we get an arc. <text:s/><text:span text:style-name="T183">ZAP. </text:span>The white light of an arc light . But <text:s/>not <text:span text:style-name="T183">just one discharge . Millions of simultaneous vector discharges from the near Mel into the NADs The larger the <text:s/></text:span><text:s/>masses, <text:span text:style-name="T183">the more </text:span><text:s/>drawing power and <text:s/><text:span text:style-name="T183">able to </text:span>arc continuously. </text:p>
      <text:p text:style-name="P146">Note that luminous bodies <text:s/>, suns are usually larger than non luminous bodies, planets.</text:p>
      <text:p text:style-name="P147">So it’s a <text:s/>a shot to the gNADs ( really bad joke)</text:p>
      <text:p text:style-name="P148">Negative charge resolve to positive charge . This is not a quiet canceling out.</text:p>
      <text:p text:style-name="P205">Remember our MIG or TIG welders torch , spreading <text:s text:c="2"/>welding energy without any gasses yet. <text:s/>This may be the “Gravity readings of <text:s/>today's Black Hole. Affecting it’s neighborhood but nothing visible to us, yet. T<text:span text:style-name="T117">his isn’t where there is a spark gap in the visible spectrum. </text:span></text:p>
      <text:p text:style-name="P205"><text:soft-page-break/><text:span text:style-name="T117">At these points there is an enormous source of energy <text:s/></text:span><text:span text:style-name="T119">but little mass to express <text:s/>on. </text:span></text:p>
      <text:p text:style-name="P135">The resolution of positive <text:s/>and negative is not just energy but an encapsulation <text:s/>of single protons and singl<text:span text:style-name="T185">e </text:span><text:s/>electr<text:span text:style-name="T185">o</text:span><text:span text:style-name="T186">ns</text:span> into <text:s text:c="2"/>- <text:s text:c="2"/>--- <text:s/>-- <text:s text:c="3"/>HYDROGEN <text:span text:style-name="T186">Atoms</text:span>.</text:p>
      <text:p text:style-name="P135"><text:s/><text:span text:style-name="T176">This recombines the Hydrogen</text:span><text:span text:style-name="T210">aloms </text:span><text:span text:style-name="T176"><text:s/>split into ionic charges by </text:span><text:span text:style-name="T185">t</text:span><text:span text:style-name="T176">he heavy masses movement thru the Gel </text:span><text:span text:style-name="T185">earlie</text:span><text:span text:style-name="T210">r</text:span><text:span text:style-name="T185"> </text:span><text:span text:style-name="T176"><text:s/>,</text:span><text:span text:style-name="T185"> </text:span><text:span text:style-name="T210">it </text:span><text:span text:style-name="T176"><text:s/></text:span><text:span text:style-name="T185">makes </text:span><text:span text:style-name="T176"><text:s/></text:span><text:span text:style-name="T210">single </text:span><text:span text:style-name="T185">Hydrogen <text:s/>atoms <text:s/></text:span><text:span text:style-name="T186">which combine </text:span><text:span text:style-name="T185">into Hydrogen molecules ( pairs) <text:s/>and further </text:span><text:span text:style-name="T186">somehow in the presence of all that energy into </text:span><text:span text:style-name="T176">Helium. </text:span><text:span text:style-name="T185">(fours).</text:span><text:span text:style-name="T176">( I don’t know everything</text:span><text:span text:style-name="T186">)</text:span></text:p>
      <text:p text:style-name="P148"/>
      <text:p text:style-name="P149">The sun and stars are accepted to have both large amounts of Hydrogen and Helium. <text:s/>At this point I’ll assume all other luminous body elements <text:s/>which are noted to be minor are further combinations or random asteroid garbage collection and retention.</text:p>
      <text:p text:style-name="P206">Note <text:span text:style-name="T175">also, also </text:span>that Hydrogen is a <text:s text:c="2"/>di<text:span text:style-name="T160">atomic </text:span>molecule <text:s/>o<text:span text:style-name="T160">n</text:span>ly <text:span text:style-name="T160">found </text:span>elemental<text:span text:style-name="T160">ly </text:span><text:s/>in pairs, and that all the bits from four hydrogen atoms or two molecules could be rearranged into one Helium molecule.<text:span text:style-name="T188">( I consider the neutron a charge collapsed but mass valid Hydrogen atom <text:s/>- more later)</text:span></text:p>
      <text:p text:style-name="P205">Note the binary progression here 0,1, 2, 4 – spooky !</text:p>
      <text:p text:style-name="P149">When the energy hits the gases Hydrogen and Helium we get luminescence.</text:p>
      <text:p text:style-name="P150">Just like our bulbs on earth. </text:p>
      <text:p text:style-name="P151"><text:span text:style-name="T187">The </text:span><text:span text:style-name="T188">gases <text:s/>have mass now and all that loose </text:span><text:span text:style-name="T187"><text:s/>energy also give</text:span><text:span text:style-name="T188">s</text:span><text:span text:style-name="T187"> the gNAD</text:span> kinetic energy <text:s/>and <text:span text:style-name="T188">it </text:span>start to spin. <text:s/><text:span text:style-name="T188">Spinnin</text:span><text:span text:style-name="T210">g</text:span><text:span text:style-name="T188"> is a planar operation. <text:s/>It </text:span><text:span text:style-name="T187"><text:s text:c="2"/>picks <text:s/>a main </text:span><text:span text:style-name="T188">spin </text:span><text:span text:style-name="T187">axis which probably is aligned to recognize the neighborhood forces around it. <text:s/></text:span></text:p>
      <text:p text:style-name="P151"/>
      <text:p text:style-name="P153"><text:soft-page-break/>Odd shaped Nebulae are probably at the stage of working this out</text:p>
      <text:p text:style-name="P151"><text:span text:style-name="T187"><text:s/>These </text:span><text:span text:style-name="T188">axis <text:s/>overall </text:span><text:span text:style-name="T187">are not coordinated <text:s/>by some master force. <text:s/>Look again at <text:s/>THE BIG PICTURE , <text:s/>disc shaped galaxies are facing <text:s/>or turned any way </text:span><text:span text:style-name="T188">at </text:span><text:span text:style-name="T187">random. </text:span>Once <text:span text:style-name="T188">a gNAD</text:span> spins it flattens <text:span text:style-name="T188">by</text:span> centrifugal force <text:s/><text:span text:style-name="T188">and </text:span>sp<text:span text:style-name="T188">its </text:span><text:s/>out glowing clumps of Hydrogen and Helium <text:s/>and the gNAD become a true Galaxy center. <text:span text:style-name="T210">This happens throughout the Gell in millions of places</text:span></text:p>
      <text:p text:style-name="P136">These become galaxy centers</text:p>
      <text:p text:style-name="P152">The Gnad has mass and so it has gravity. <text:span text:style-name="T188">Big gravity and it st</text:span><text:span text:style-name="T210">i</text:span><text:span text:style-name="T188">ll holds on to</text:span><text:span text:style-name="T210">what will be </text:span><text:span text:style-name="T188"><text:s/>its fledgling Solar system. As gas clum</text:span><text:span text:style-name="T189">p</text:span><text:span text:style-name="T188">s </text:span><text:span text:style-name="T189">and </text:span><text:span text:style-name="T210">more elements </text:span><text:span text:style-name="T188"><text:s/>condense they spit out planets and planets will spit out moons.</text:span></text:p>
      <text:p text:style-name="P152"><text:span text:style-name="T188"><text:s/>(</text:span><text:span text:style-name="T189">more </text:span><text:span text:style-name="T188">Later, I will content the earth spit out our moon. </text:span><text:span text:style-name="T189">Earth cracked and water got trapped under the crust in the pacific. <text:s/>Like a boiler explosion it blew the entire crust where the pacific ocean now is out into orbit. Take a look at the Earth without the ocean. Must be recent. Or it would be a more perfect sphere without the water.)</text:span></text:p>
      <text:p text:style-name="P136">A circuit path <text:s/>develops <text:span text:style-name="T189">along</text:span> <text:s/>the gell <text:span text:style-name="T189">between</text:span> <text:span text:style-name="T189">gNADS <text:s text:c="2"/>and </text:span><text:span text:style-name="T190">luminous <text:s/>masses, the </text:span><text:span text:style-name="T189">stars <text:s/></text:span><text:span text:style-name="T190">with </text:span><text:s/>locations spread out the way service stations are in a city. And they <text:span text:style-name="T189">gas glow </text:span><text:s/>continuously <text:s/>sending out not just <text:s/>visible light but xray gamma ray and all. <text:s/><text:span text:style-name="T190">All s</text:span>upplied by <text:span text:style-name="T189">the </text:span><text:s/><text:span text:style-name="T189">energy from the galaxy center. <text:s text:c="2"/>This is a power grid</text:span><text:span text:style-name="T119"> to </text:span><text:span text:style-name="T117">light all the suns in </text:span><text:span text:style-name="T118">each galaxy’s </text:span><text:span text:style-name="T117"><text:s/>chandelier of stars and <text:s/>power all the </text:span><text:span text:style-name="T190">kinetic </text:span><text:span text:style-name="T117">merry go </text:span><text:span text:style-name="T118">r</text:span><text:span text:style-name="T117">ounds of the </text:span><text:span text:style-name="T190">movements, rotations and revolutions <text:s/>of the masses</text:span><text:span text:style-name="T119"> </text:span><text:span text:style-name="T190">formed and </text:span><text:span text:style-name="T119">forming. </text:span><text:span text:style-name="T211">The masses are pushed to get away yet held to the gNads.</text:span></text:p>
      <text:p text:style-name="P208">Spiral arms form due to differentials in mass energy <text:s/>and time. Each bit of mass itself starts to rotate as it condenses, agreeably on the same plane and rotational direction as its universe. Yet Univese planes are seem random overall.</text:p>
      <text:p text:style-name="P208"/>
      <text:p text:style-name="P187"><text:soft-page-break/>------------------<text:span text:style-name="T99">SPECIFIC <text:s text:c="2"/></text:span><text:span text:style-name="T208">CURRENT </text:span><text:span text:style-name="T99">IS</text:span>SUES----------<text:span text:style-name="T211">Part <text:s/>Two</text:span>---------------------------</text:p>
      <text:p text:style-name="P187"><text:s text:c="5"/>--- <text:span text:style-name="T124">discussed </text:span><text:span text:style-name="T99">as they relate to </text:span><text:span text:style-name="T124">the</text:span><text:span text:style-name="T99"> Gell</text:span><text:span text:style-name="T124">u</text:span><text:span text:style-name="T99">n </text:span><text:span text:style-name="T124">concept</text:span><text:span text:style-name="T99"> </text:span>------</text:p>
      <text:p text:style-name="P201">------------------------------------------------------------------------------------------------------</text:p>
      <text:p text:style-name="P208">PERPETUAL ENERGY MACHINE</text:p>
      <text:p text:style-name="P209">So? This is w<text:span text:style-name="T160">hat makes the Heavy masses kinetic in the first place? </text:span><text:span text:style-name="T211">To build up the source energy? </text:span><text:span text:style-name="T160">Are you saying the your Universe is a perpetual ener</text:span><text:span text:style-name="T180">gy machine?</text:span></text:p>
      <text:p text:style-name="P208">Yes. Universally. </text:p>
      <text:p text:style-name="P141">If conservation of energy is true and energy converts form it must “recycle”</text:p>
      <text:p text:style-name="P211">Literally somewhere else. <text:s/>The universe’s light sources are not candles places there once and consumable with a die out date. We have a circuit, a system.</text:p>
      <text:p text:style-name="P212">Or we’d eventually wind down to a motionless dark balanced system.</text:p>
      <text:p text:style-name="P212"/>
      <text:p text:style-name="P208">Conservation of Mass says mass not created or destroyed. I merely break hydrogen, reload it with energy , then reassemble <text:s/>it. <text:s/>Something like the Krebs cycle with ADP <text:s/>and ATP as if my universe were a large metabolism.</text:p>
      <text:p text:style-name="P212">We <text:s/>haven't created perpetual energy on earth yet because we haven't tapped into the right loop for a supply as we move thru space creating Gell magnetic and electric <text:s/>fields and charges that add to the Big capacitor in the sky.</text:p>
      <text:p text:style-name="P141">This doesn’t mean our <text:span text:style-name="T211">own </text:span>planet and our sun are <text:s/>forever, just the Gellun in total.</text:p>
      <text:p text:style-name="P28"><text:span text:style-name="T118">The planets and suns <text:s/></text:span><text:span text:style-name="T119">build up </text:span><text:span text:style-name="T118"><text:s/>negative <text:s/></text:span><text:span text:style-name="T119">charges too </text:span><text:span text:style-name="T118">but </text:span><text:span text:style-name="T119">also </text:span><text:span text:style-name="T118">build up shells of positive charges, eager to resolve but lacking the triggering effect the centers of galaxies provides. </text:span><text:span text:style-name="T190">More hydrogen, more helium.</text:span></text:p>
      <text:p text:style-name="P83"><text:soft-page-break/>Like a piece of iron attracted to either the north or south pole of a bar magnet <text:span text:style-name="T195">the true neutral of the Galaxy center holds onto its suns . Its in the suns that </text:span></text:p>
      <text:p text:style-name="P84"><text:span text:style-name="T211">g</text:span>asses glow luminously due to the charge imbalances. They send out the magnetic and electric energy to hold and drive the activity of their solid planets and moons <text:span text:style-name="T122">and a</text:span><text:span text:style-name="T120">ll that spinning and rotating.</text:span></text:p>
      <text:p text:style-name="P9">So the reestablishment of Gell charge equilibrium, the discharge of our build up charge in the Gell creates Hydrogen and releases Sunshine .So our sun could be hollow and still work. If there's a <text:span text:style-name="T190">hard</text:span> core it’s all the crap pulled in from space due to the very strong gravitation energies generated. Its like a pool filter.</text:p>
      <text:p text:style-name="P9"/>
      <text:p text:style-name="P10"/>
      <text:p text:style-name="P158">FUSION?</text:p>
      <text:p text:style-name="P29"><text:span text:style-name="T190">And </text:span>Yes. This is contrary to the “<text:span text:style-name="T88">FUSION fuels the Sun </text:span><text:s/>myth” <text:span text:style-name="T193">that is currently <text:s/>being experimented with</text:span>. <text:span text:style-name="T211">In </text:span><text:span text:style-name="T218">T</text:span><text:span text:style-name="T211">okomaks.</text:span></text:p>
      <text:p text:style-name="P154">My point of energy generation is the making of hydrogen atoms <text:s/>from singularities of positive charge and negative charge. Ions if you wi<text:span text:style-name="T191">sh although we don’t know of a p</text:span><text:span text:style-name="T192">ositive </text:span><text:span text:style-name="T218">And</text:span><text:span text:style-name="T192"> a negative Hydrogen ion. (chec</text:span><text:span text:style-name="T193">k</text:span><text:span text:style-name="T192">). </text:span></text:p>
      <text:p text:style-name="P157">This makes basic Hydrogen atoms <text:s/>and a heap of raw energy.</text:p>
      <text:p text:style-name="P155">This process has the enormous weight of <text:s/><text:span text:style-name="T194">the Gell, the </text:span><text:s/>Mass of the <text:s/>Universe Mist (70 +20 percent) trying to resolve back to a stable neutral charge state after being polarized by the rude kinetic actions of the minor in total (5 percent) Heavy mass bits.</text:p>
      <text:p text:style-name="P155">My by products are Hydrogen molecules and Helium as further stabilization occurs. Those two conversions may actually cost bits of the massive energy of the initial release.</text:p>
      <text:p text:style-name="P156">My envisioned process doesn’t require massive amounts of energy, it releases massive amounts of energy.</text:p>
      <text:p text:style-name="P155">Current fusion technology , <text:s/><text:span text:style-name="T194">using a Tokamak, </text:span>I believe, sees the energy generating point as the conversion of Hydrogen <text:span text:style-name="T193">of some form in</text:span>to Helium and begins with <text:span text:style-name="T193">massive amounts of super hot plasma energy. With countering costly containment cooling required to prevent disaster.</text:span></text:p>
      <text:p text:style-name="P156">I can see the confusion. Considering <text:s/>our Sun, they see we <text:s/>have <text:s/>Hydrogen and Helium <text:span text:style-name="T196">then </text:span>. <text:span text:style-name="T196">Energy. <text:s text:c="2"/>I see <text:s/>Energy then Hydrogen and Helium. </text:span>They don’t consider any Ether <text:s/>or Gel involvement and <text:span text:style-name="T194">consider the Sun a one use device with limited fuel. </text:span><text:span text:style-name="T196">I see a circuit , a cycle.</text:span></text:p>
      <text:p text:style-name="P160"><text:soft-page-break/>I still think there’s a usable energy source for our use <text:s/>somewhere here, just need to reconfigure a few things. The Mel may be tap-able.</text:p>
      <text:p text:style-name="P160">My investigations into this I’ll call NarFusion. <text:span text:style-name="T218">And a working fusion technology, </text:span>A future <text:span text:style-name="T212">folio</text:span>.</text:p>
      <text:p text:style-name="P160"/>
      <text:p text:style-name="P213"/>
      <text:p text:style-name="P159"><text:span text:style-name="T88">2: </text:span>COUNTER GRAVITY <text:span text:style-name="T213">wip</text:span></text:p>
      <text:p text:style-name="P39"><text:span text:style-name="T197">I</text:span>n my Universe the are no unipoles <text:span text:style-name="T87">so </text:span>for every attracting fo<text:span text:style-name="T87">rce</text:span> ther<text:span text:style-name="T87">e </text:span><text:s/>is a repulsing force somewhere , kinda like <text:span text:style-name="T197">Newtons third law. And I am calling gravity a force and an energy form.</text:span></text:p>
      <text:p text:style-name="P51">I propose that <text:span text:style-name="T87">in my fictional universe that </text:span><text:s/>our well accepted Gravity has a <text:span text:style-name="T89"><text:s/></text:span>sister force yet detected <text:s/>or undeclared.</text:p>
      <text:p text:style-name="P51">Gravity attracts. So two items attracted to each other should collapse together. <text:s/>If so our universe would <text:span text:style-name="T87">be</text:span> like a box of marbles <text:s/>that was tilted. All the marbles would <text:span text:style-name="T153">stay right where you put them. No effort to seek an even distribution.</text:span><text:span text:style-name="T87">.</text:span></text:p>
      <text:p text:style-name="P55">BARBELLS</text:p>
      <text:p text:style-name="P51">I propose a BARBELL <text:s/>configuration between a pair of objects of significant <text:span text:style-name="T87">mass</text:span>. Not all mas<text:span text:style-name="T87">s</text:span> is effected by the secondary force or we’d all be walking around six inches above the ground. So<text:span text:style-name="T83"> it depends on absolute mass and <text:s/>on material composition.</text:span></text:p>
      <text:p text:style-name="P54">By barbell I mean they are 2 weights, worth of being called weights, attached by a bar but separated by it as well. The length of the bar is <text:s/>determined by relative weights (mass)and total combined weight. If the weights were identical you could twirl the combined object around the exact center, if unbalanced you could spin the unit around a barrycenter based on a ratio.</text:p>
      <text:p text:style-name="P214"><text:soft-page-break/><text:span text:style-name="T5"/></text:p>
      <text:p text:style-name="P195">---------------------------------<text:span text:style-name="T214">partial credits ---------</text:span><text:span text:style-name="T215">wip</text:span><text:span text:style-name="T214">--------------------------------------</text:span></text:p>
      <text:p text:style-name="P195">RE: A writing instructor I’d <text:s/>once had ( with Hollywood credits (in end notes)) once taught that if I was having problems with knowing how to end a <text:s/>work of fiction .</text:p>
      <text:p text:style-name="P196">Barry Pearson see IMDB <text:s text:c="2"/>known for Plague (1979), The Life and Times of Edwin Alonzo Boyd (1982) and Ciao Ciao Bang Bang. Arts and <text:span text:style-name="T214">L</text:span>etter club <text:s text:c="2"/>sessions around 2005 or so</text:p>
      <text:p text:style-name="P195">--------------------------------------------------------</text:p>
      <text:p text:style-name="P197">Melanie Windridge</text:p>
      <text:p text:style-name="P197">Book: <text:s/>AURORA In search of the Northern Lights</text:p>
      <text:p text:style-name="P197">(sorry about the fusion thing)</text:p>
      <text:p text:style-name="P197">---------------------------------------------------------------------</text:p>
      <text:p text:style-name="P195">A special thanks to : ( and I <text:span text:style-name="T215">can </text:span>actually get teary here)</text:p>
      <text:p text:style-name="P195">William Boettger, math teacher : d 2005 , proverbial <text:s/>teacher that made a difference. <text:s/><text:span text:style-name="T216">Gra</text:span><text:span text:style-name="T221">d</text:span><text:span text:style-name="T216">e 11. </text:span><text:span text:style-name="T215">Think I was <text:s/>failing</text:span> his course. But out of the blue offered <text:s text:c="2"/>a chance to go to computer day at the University of Waterloo. <text:span text:style-name="T216">The rest is my history.</text:span></text:p>
      <text:p text:style-name="P19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ar ipt-font-family" svg:font-family="'var ipt-font-famil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loext:opacity="0%" style:font-name="Liberation Serif" fo:font-family="'Liberation Serif'" style:font-family-generic="roman" style:font-pitch="variable" fo:font-size="12pt" fo:language="en" fo:country="CA" style:letter-kerning="true" style:font-name-asian="0" style:font-family-asian="0"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247cm" style:contextual-spacing="false" fo:line-height="115%"/>
    </style:style>
    <style:style style:name="Caption" style:family="paragraph" style:parent-style-name="Standard" style:class="extra">
      <style:paragraph-properties fo:margin-top="0.212cm" fo:margin-bottom="0.212cm" style:contextual-spacing="false"/>
      <style:text-properties fo:font-style="italic" style:font-style-asian="italic" style:font-style-complex="italic"/>
    </style:style>
    <style:style style:name="Index" style:family="paragraph" style:parent-style-name="Standard" style:class="index">
      <style:text-properties fo:language="zxx" fo:country="none" style:language-asian="zxx" style:country-asian="none" style:language-complex="zxx" style:country-complex="none"/>
    </style:style>
    <style:style style:name="Header_20_and_20_Footer" style:display-name="Header and Footer" style:family="paragraph" style:parent-style-name="Standard" style:class="extra">
      <style:paragraph-properties>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style:tab-stops>
          <style:tab-stop style:position="8.255cm" style:type="center"/>
          <style:tab-stop style:position="16.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353cm" style:contextual-spacing="false" fo:line-height="115%" fo:text-align="start" style:justify-single-word="false" fo:orphans="0" fo:widows="0" fo:hyphenation-ladder-count="no-limit" style:writing-mode="lr-tb"/>
      <style:text-properties fo:hyphenate="false" fo:hyphenation-remain-char-count="2" fo:hyphenation-push-char-count="2" loext:hyphenation-no-caps="false"/>
    </style:style>
    <style:style style:name="MT1" style:family="text">
      <style:text-properties style:use-window-font-color="true" loext:opacity="0%" style:font-name="Calibri" fo:font-size="14pt" fo:language="en" fo:country="US" style:letter-kerning="true" style:font-name-asian="0" style:font-size-asian="14pt" style:language-asian="zh" style:country-asian="CN" style:font-name-complex="Arial" style:font-size-complex="12pt" style:language-complex="hi" style:country-complex="IN"/>
    </style:style>
    <style:style style:name="MT2" style:family="text">
      <style:text-properties style:use-window-font-color="true" loext:opacity="0%" style:font-name="Calibri" fo:font-size="14pt" fo:language="en" fo:country="US" officeooo:rsid="007068ee" style:letter-kerning="true" style:font-name-asian="0" style:font-size-asian="14pt" style:language-asian="zh" style:country-asian="CN" style:font-name-complex="Arial" style:font-size-complex="12pt" style:language-complex="hi" style:country-complex="IN"/>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83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027cm" fo:margin-left="0cm" fo:margin-right="0cm" fo:margin-bottom="1.926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page-number text:select-page="current">38</text:page-number></text:span><text:span text:style-name="MT1"><text:s text:c="4"/>The GellUn <text:s/></text:span><text:span text:style-name="MT2"><text:s text:c="69"/>Paul J. Gitschner <text:s text:c="5"/>2022</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09T15:50:32.313000000</dc:date>
    <meta:editing-duration>P22DT9H56M40S</meta:editing-duration>
    <meta:editing-cycles>250</meta:editing-cycles>
    <meta:generator>LibreOffice/7.3.2.2$Windows_X86_64 LibreOffice_project/49f2b1bff42cfccbd8f788c8dc32c1c309559be0</meta:generator>
    <meta:document-statistic meta:table-count="0" meta:image-count="0" meta:object-count="0" meta:page-count="38" meta:paragraph-count="381" meta:word-count="8488" meta:character-count="49670" meta:non-whitespace-character-count="40776"/>
  </office:meta>
</office:document-meta>
</file>